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17a8de" officeooo:paragraph-rsid="0017a8de"/>
    </style:style>
    <style:style style:name="P2" style:family="paragraph" style:parent-style-name="Text_20_body">
      <style:text-properties officeooo:rsid="000aa92d" officeooo:paragraph-rsid="000aa92d"/>
    </style:style>
    <style:style style:name="P3" style:family="paragraph" style:parent-style-name="Text_20_body">
      <style:text-properties officeooo:rsid="000b8a6b" officeooo:paragraph-rsid="000b8a6b"/>
    </style:style>
    <style:style style:name="P4" style:family="paragraph" style:parent-style-name="Text_20_body">
      <style:text-properties officeooo:rsid="000b8a6b" officeooo:paragraph-rsid="000d46f1"/>
    </style:style>
    <style:style style:name="P5" style:family="paragraph" style:parent-style-name="Text_20_body">
      <style:paragraph-properties fo:break-before="page"/>
      <style:text-properties officeooo:rsid="000b8a6b" officeooo:paragraph-rsid="000d46f1"/>
    </style:style>
    <style:style style:name="P6" style:family="paragraph" style:parent-style-name="Text_20_body">
      <style:text-properties officeooo:rsid="0011d1ed" officeooo:paragraph-rsid="0011d1ed"/>
    </style:style>
    <style:style style:name="P7" style:family="paragraph" style:parent-style-name="Text_20_body">
      <style:text-properties officeooo:rsid="000d8ae4" officeooo:paragraph-rsid="000d8ae4"/>
    </style:style>
    <style:style style:name="P8" style:family="paragraph" style:parent-style-name="Text_20_body">
      <style:text-properties fo:font-style="italic" officeooo:rsid="000f2e62" officeooo:paragraph-rsid="000f2e62" style:font-style-asian="italic" style:font-style-complex="italic"/>
    </style:style>
    <style:style style:name="P9" style:family="paragraph" style:parent-style-name="Text_20_body">
      <style:text-properties fo:font-style="italic" officeooo:rsid="0012f350" officeooo:paragraph-rsid="0012f350" style:font-style-asian="italic" style:font-style-complex="italic"/>
    </style:style>
    <style:style style:name="P10" style:family="paragraph" style:parent-style-name="Text_20_body">
      <style:text-properties fo:font-style="italic" officeooo:rsid="003601ea" officeooo:paragraph-rsid="003601ea" style:font-style-asian="italic" style:font-style-complex="italic"/>
    </style:style>
    <style:style style:name="P11" style:family="paragraph" style:parent-style-name="Text_20_body">
      <style:text-properties fo:font-style="italic" officeooo:rsid="00507db3" officeooo:paragraph-rsid="00507db3" style:font-style-asian="italic" style:font-style-complex="italic"/>
    </style:style>
    <style:style style:name="P12" style:family="paragraph" style:parent-style-name="Text_20_body">
      <style:text-properties fo:font-style="italic" officeooo:rsid="00526a2f" officeooo:paragraph-rsid="00526a2f" style:font-style-asian="italic" style:font-style-complex="italic"/>
    </style:style>
    <style:style style:name="P13" style:family="paragraph" style:parent-style-name="Text_20_body">
      <style:text-properties fo:font-style="italic" officeooo:rsid="005a3505" officeooo:paragraph-rsid="005a7fbc" style:font-style-asian="italic" style:font-style-complex="italic"/>
    </style:style>
    <style:style style:name="P14" style:family="paragraph" style:parent-style-name="Text_20_body">
      <style:text-properties fo:font-style="italic" officeooo:rsid="00797cf2" officeooo:paragraph-rsid="00797cf2" style:font-style-asian="italic" style:font-style-complex="italic"/>
    </style:style>
    <style:style style:name="P15" style:family="paragraph" style:parent-style-name="Text_20_body">
      <style:text-properties fo:font-style="italic" officeooo:rsid="0079f94e" officeooo:paragraph-rsid="0079f94e" style:font-style-asian="italic" style:font-style-complex="italic"/>
    </style:style>
    <style:style style:name="P16" style:family="paragraph" style:parent-style-name="Text_20_body">
      <style:text-properties fo:font-style="italic" officeooo:rsid="00847c58" officeooo:paragraph-rsid="00847c58" style:font-style-asian="italic" style:font-style-complex="italic"/>
    </style:style>
    <style:style style:name="P17" style:family="paragraph" style:parent-style-name="Text_20_body">
      <style:text-properties fo:font-style="italic" officeooo:rsid="0090231d" officeooo:paragraph-rsid="0090231d" style:font-style-asian="italic" style:font-style-complex="italic"/>
    </style:style>
    <style:style style:name="P18" style:family="paragraph" style:parent-style-name="Text_20_body">
      <style:text-properties fo:font-style="italic" fo:font-weight="normal" officeooo:rsid="007a9bb9" officeooo:paragraph-rsid="007a9bb9" style:font-style-asian="italic" style:font-weight-asian="normal" style:font-style-complex="italic" style:font-weight-complex="normal"/>
    </style:style>
    <style:style style:name="P19" style:family="paragraph" style:parent-style-name="Text_20_body">
      <style:text-properties fo:font-style="italic" fo:font-weight="normal" officeooo:rsid="007aca3d" officeooo:paragraph-rsid="007aca3d" style:font-style-asian="italic" style:font-weight-asian="normal" style:font-style-complex="italic" style:font-weight-complex="normal"/>
    </style:style>
    <style:style style:name="P20" style:family="paragraph" style:parent-style-name="Text_20_body">
      <style:text-properties fo:font-style="italic" style:text-underline-style="none" officeooo:rsid="0092200c" officeooo:paragraph-rsid="0092200c" style:font-style-asian="italic" style:font-style-complex="italic"/>
    </style:style>
    <style:style style:name="P21" style:family="paragraph" style:parent-style-name="Text_20_body">
      <style:text-properties officeooo:rsid="0016b9db" officeooo:paragraph-rsid="0012f350"/>
    </style:style>
    <style:style style:name="P22" style:family="paragraph" style:parent-style-name="Text_20_body">
      <style:text-properties officeooo:rsid="0016b9db" officeooo:paragraph-rsid="0016b9db"/>
    </style:style>
    <style:style style:name="P23" style:family="paragraph" style:parent-style-name="Text_20_body">
      <style:text-properties fo:font-style="normal" officeooo:rsid="000f2e62" officeooo:paragraph-rsid="000f2e62" style:font-style-asian="normal" style:font-style-complex="normal"/>
    </style:style>
    <style:style style:name="P24" style:family="paragraph" style:parent-style-name="Text_20_body">
      <style:text-properties fo:font-style="normal" officeooo:rsid="0012f350" officeooo:paragraph-rsid="0012f350" style:font-style-asian="normal" style:font-style-complex="normal"/>
    </style:style>
    <style:style style:name="P25" style:family="paragraph" style:parent-style-name="Text_20_body">
      <style:text-properties fo:font-style="normal" officeooo:rsid="0017a8de" officeooo:paragraph-rsid="0017a8de" style:font-style-asian="normal" style:font-style-complex="normal"/>
    </style:style>
    <style:style style:name="P26" style:family="paragraph" style:parent-style-name="Text_20_body">
      <style:text-properties fo:font-style="normal" officeooo:rsid="00197ee8" officeooo:paragraph-rsid="00197ee8" style:font-style-asian="normal" style:font-style-complex="normal"/>
    </style:style>
    <style:style style:name="P27" style:family="paragraph" style:parent-style-name="Text_20_body">
      <style:text-properties fo:font-style="normal" officeooo:rsid="001ab71d" officeooo:paragraph-rsid="001ab71d" style:font-style-asian="normal" style:font-style-complex="normal"/>
    </style:style>
    <style:style style:name="P28" style:family="paragraph" style:parent-style-name="Text_20_body">
      <style:text-properties fo:font-style="normal" officeooo:rsid="001cff65" officeooo:paragraph-rsid="001cff65" style:font-style-asian="normal" style:font-style-complex="normal"/>
    </style:style>
    <style:style style:name="P29" style:family="paragraph" style:parent-style-name="Text_20_body">
      <style:text-properties fo:font-style="normal" officeooo:rsid="0027924c" officeooo:paragraph-rsid="0030ef07" style:font-style-asian="normal" style:font-style-complex="normal"/>
    </style:style>
    <style:style style:name="P30" style:family="paragraph" style:parent-style-name="Text_20_body">
      <style:text-properties fo:font-style="normal" officeooo:rsid="0027924c" officeooo:paragraph-rsid="0027924c" style:font-style-asian="normal" style:font-style-complex="normal"/>
    </style:style>
    <style:style style:name="P31" style:family="paragraph" style:parent-style-name="Text_20_body">
      <style:text-properties fo:font-style="normal" officeooo:rsid="00446d17" officeooo:paragraph-rsid="00446d17" style:font-style-asian="normal" style:font-style-complex="normal"/>
    </style:style>
    <style:style style:name="P32" style:family="paragraph" style:parent-style-name="Text_20_body">
      <style:text-properties fo:font-style="normal" officeooo:rsid="0042f582" officeooo:paragraph-rsid="0042f582" style:font-style-asian="normal" style:font-style-complex="normal"/>
    </style:style>
    <style:style style:name="P33" style:family="paragraph" style:parent-style-name="Text_20_body">
      <style:text-properties fo:font-style="normal" officeooo:rsid="00526a2f" officeooo:paragraph-rsid="00526a2f" style:font-style-asian="normal" style:font-style-complex="normal"/>
    </style:style>
    <style:style style:name="P34" style:family="paragraph" style:parent-style-name="Text_20_body">
      <style:text-properties fo:font-style="normal" officeooo:rsid="0053e2a7" officeooo:paragraph-rsid="00526a2f" style:font-style-asian="normal" style:font-style-complex="normal"/>
    </style:style>
    <style:style style:name="P35" style:family="paragraph" style:parent-style-name="Text_20_body">
      <style:text-properties fo:font-style="normal" officeooo:rsid="004c927a" officeooo:paragraph-rsid="004c810c" style:font-style-asian="normal" style:font-style-complex="normal"/>
    </style:style>
    <style:style style:name="P36" style:family="paragraph" style:parent-style-name="Text_20_body">
      <style:text-properties fo:font-style="normal" officeooo:rsid="005a7fbc" officeooo:paragraph-rsid="005a7fbc" style:font-style-asian="normal" style:font-style-complex="normal"/>
    </style:style>
    <style:style style:name="P37" style:family="paragraph" style:parent-style-name="Text_20_body">
      <style:text-properties fo:font-style="normal" officeooo:rsid="00650713" officeooo:paragraph-rsid="00650713" style:font-style-asian="normal" style:font-style-complex="normal"/>
    </style:style>
    <style:style style:name="P38" style:family="paragraph" style:parent-style-name="Text_20_body">
      <style:text-properties fo:font-style="normal" officeooo:rsid="008adf95" officeooo:paragraph-rsid="008adf95" style:font-style-asian="normal" style:font-style-complex="normal"/>
    </style:style>
    <style:style style:name="P39" style:family="paragraph" style:parent-style-name="Text_20_body">
      <style:text-properties fo:font-style="normal" officeooo:rsid="00797cf2" officeooo:paragraph-rsid="00797cf2" style:font-style-asian="normal" style:font-style-complex="normal"/>
    </style:style>
    <style:style style:name="P40" style:family="paragraph" style:parent-style-name="Text_20_body">
      <style:text-properties fo:font-style="normal" officeooo:rsid="0079f94e" officeooo:paragraph-rsid="0079f94e" style:font-style-asian="normal" style:font-style-complex="normal"/>
    </style:style>
    <style:style style:name="P41" style:family="paragraph" style:parent-style-name="Text_20_body">
      <style:text-properties fo:font-style="normal" officeooo:rsid="0090231d" officeooo:paragraph-rsid="0090231d" style:font-style-asian="normal" style:font-style-complex="normal"/>
    </style:style>
    <style:style style:name="P42" style:family="paragraph" style:parent-style-name="Text_20_body">
      <style:text-properties fo:font-style="normal" officeooo:rsid="008dd54d" officeooo:paragraph-rsid="00847c58" style:font-style-asian="normal" style:font-style-complex="normal"/>
    </style:style>
    <style:style style:name="P43" style:family="paragraph" style:parent-style-name="Text_20_body">
      <style:text-properties fo:font-style="normal" fo:font-weight="normal" officeooo:rsid="0079f94e" officeooo:paragraph-rsid="0079f94e" style:font-style-asian="normal" style:font-weight-asian="normal" style:font-style-complex="normal" style:font-weight-complex="normal"/>
    </style:style>
    <style:style style:name="P44" style:family="paragraph" style:parent-style-name="Text_20_body">
      <style:text-properties fo:font-style="normal" fo:font-weight="normal" officeooo:rsid="007a9bb9" officeooo:paragraph-rsid="007a9bb9" style:font-style-asian="normal" style:font-weight-asian="normal" style:font-style-complex="normal" style:font-weight-complex="normal"/>
    </style:style>
    <style:style style:name="P45" style:family="paragraph" style:parent-style-name="Text_20_body">
      <style:text-properties fo:font-style="normal" style:text-underline-style="none" officeooo:rsid="0092200c" officeooo:paragraph-rsid="0092200c" style:font-style-asian="normal" style:font-style-complex="normal"/>
    </style:style>
    <style:style style:name="P46" style:family="paragraph" style:parent-style-name="Table_20_Contents">
      <style:text-properties officeooo:rsid="001cff65" officeooo:paragraph-rsid="001cff65"/>
    </style:style>
    <style:style style:name="P47" style:family="paragraph" style:parent-style-name="Text_20_body">
      <style:text-properties officeooo:rsid="001cff65" officeooo:paragraph-rsid="001cff65"/>
    </style:style>
    <style:style style:name="P48" style:family="paragraph" style:parent-style-name="Text_20_body">
      <style:text-properties officeooo:rsid="001ddc1f" officeooo:paragraph-rsid="001ddc1f"/>
    </style:style>
    <style:style style:name="P49" style:family="paragraph" style:parent-style-name="Text_20_body">
      <style:text-properties officeooo:rsid="00223bb1" officeooo:paragraph-rsid="00223bb1"/>
    </style:style>
    <style:style style:name="P50" style:family="paragraph" style:parent-style-name="Text_20_body">
      <style:text-properties officeooo:paragraph-rsid="001cff65"/>
    </style:style>
    <style:style style:name="P51" style:family="paragraph" style:parent-style-name="Text_20_body">
      <style:text-properties officeooo:rsid="001d4a3e" officeooo:paragraph-rsid="001d4a3e"/>
    </style:style>
    <style:style style:name="P52" style:family="paragraph" style:parent-style-name="Text_20_body">
      <style:text-properties officeooo:rsid="001f2510" officeooo:paragraph-rsid="001f2510"/>
    </style:style>
    <style:style style:name="P53" style:family="paragraph" style:parent-style-name="Text_20_body">
      <style:text-properties officeooo:rsid="0027924c" officeooo:paragraph-rsid="0027924c"/>
    </style:style>
    <style:style style:name="P54" style:family="paragraph" style:parent-style-name="Text_20_body">
      <style:text-properties officeooo:rsid="0027924c" officeooo:paragraph-rsid="002c1f9a"/>
    </style:style>
    <style:style style:name="P55" style:family="paragraph" style:parent-style-name="Text_20_body">
      <style:text-properties officeooo:rsid="0027924c" officeooo:paragraph-rsid="0030ef07"/>
    </style:style>
    <style:style style:name="P56" style:family="paragraph" style:parent-style-name="Text_20_body">
      <style:text-properties officeooo:rsid="00390ddd" officeooo:paragraph-rsid="00390ddd"/>
    </style:style>
    <style:style style:name="P57" style:family="paragraph" style:parent-style-name="Text_20_body">
      <style:text-properties officeooo:rsid="00390ddd" officeooo:paragraph-rsid="003b4e5f"/>
    </style:style>
    <style:style style:name="P58" style:family="paragraph" style:parent-style-name="Text_20_body">
      <style:text-properties officeooo:rsid="00391c59" officeooo:paragraph-rsid="00390ddd"/>
    </style:style>
    <style:style style:name="P59" style:family="paragraph" style:parent-style-name="Text_20_body">
      <style:text-properties officeooo:rsid="00391c59" officeooo:paragraph-rsid="00391c59"/>
    </style:style>
    <style:style style:name="P60" style:family="paragraph" style:parent-style-name="Text_20_body">
      <style:text-properties officeooo:rsid="0039d744" officeooo:paragraph-rsid="0039d744"/>
    </style:style>
    <style:style style:name="P61" style:family="paragraph" style:parent-style-name="Text_20_body">
      <style:text-properties officeooo:rsid="003b4e5f" officeooo:paragraph-rsid="003b4e5f"/>
    </style:style>
    <style:style style:name="P62" style:family="paragraph" style:parent-style-name="Text_20_body">
      <style:text-properties officeooo:rsid="003ccb39" officeooo:paragraph-rsid="003ccb39"/>
    </style:style>
    <style:style style:name="P63" style:family="paragraph" style:parent-style-name="Text_20_body">
      <style:text-properties officeooo:rsid="00413b7c" officeooo:paragraph-rsid="00413b7c"/>
    </style:style>
    <style:style style:name="P64" style:family="paragraph" style:parent-style-name="Text_20_body">
      <style:text-properties officeooo:rsid="0042f582" officeooo:paragraph-rsid="0042f582"/>
    </style:style>
    <style:style style:name="P65" style:family="paragraph" style:parent-style-name="Text_20_body">
      <style:text-properties officeooo:rsid="00446d17" officeooo:paragraph-rsid="00446d17"/>
    </style:style>
    <style:style style:name="P66" style:family="paragraph" style:parent-style-name="Text_20_body">
      <style:text-properties officeooo:rsid="004c810c" officeooo:paragraph-rsid="004c810c"/>
    </style:style>
    <style:style style:name="P67" style:family="paragraph" style:parent-style-name="Text_20_body">
      <style:text-properties officeooo:rsid="00507db3" officeooo:paragraph-rsid="00507db3"/>
    </style:style>
    <style:style style:name="P68" style:family="paragraph" style:parent-style-name="Text_20_body">
      <style:text-properties officeooo:rsid="006198bc" officeooo:paragraph-rsid="006198bc"/>
    </style:style>
    <style:style style:name="P69" style:family="paragraph" style:parent-style-name="Text_20_body">
      <style:text-properties officeooo:rsid="005c44c2" officeooo:paragraph-rsid="005c44c2"/>
    </style:style>
    <style:style style:name="P70" style:family="paragraph" style:parent-style-name="Text_20_body">
      <style:text-properties officeooo:rsid="00650713" officeooo:paragraph-rsid="00650713"/>
    </style:style>
    <style:style style:name="P71" style:family="paragraph" style:parent-style-name="Text_20_body">
      <style:text-properties officeooo:paragraph-rsid="005c1350"/>
    </style:style>
    <style:style style:name="P72" style:family="paragraph" style:parent-style-name="Text_20_body">
      <style:text-properties officeooo:rsid="0063f360" officeooo:paragraph-rsid="0063f360"/>
    </style:style>
    <style:style style:name="P73" style:family="paragraph" style:parent-style-name="Text_20_body">
      <style:text-properties officeooo:rsid="00581c23" officeooo:paragraph-rsid="00581c23"/>
    </style:style>
    <style:style style:name="P74" style:family="paragraph" style:parent-style-name="Text_20_body">
      <style:text-properties officeooo:paragraph-rsid="005a7fbc"/>
    </style:style>
    <style:style style:name="P75" style:family="paragraph" style:parent-style-name="Text_20_body">
      <style:text-properties officeooo:rsid="005ccbaa" officeooo:paragraph-rsid="005ccbaa"/>
    </style:style>
    <style:style style:name="P76" style:family="paragraph" style:parent-style-name="Text_20_body">
      <style:text-properties officeooo:rsid="005e3525" officeooo:paragraph-rsid="005e3525"/>
    </style:style>
    <style:style style:name="P77" style:family="paragraph" style:parent-style-name="Text_20_body">
      <style:text-properties officeooo:paragraph-rsid="005e780e"/>
    </style:style>
    <style:style style:name="P78" style:family="paragraph" style:parent-style-name="Text_20_body">
      <style:text-properties officeooo:paragraph-rsid="0063f360"/>
    </style:style>
    <style:style style:name="P79" style:family="paragraph" style:parent-style-name="Text_20_body">
      <style:text-properties officeooo:paragraph-rsid="00650713"/>
    </style:style>
    <style:style style:name="P80" style:family="paragraph" style:parent-style-name="Text_20_body">
      <style:text-properties officeooo:rsid="008175b9" officeooo:paragraph-rsid="008175b9"/>
    </style:style>
    <style:style style:name="P81" style:family="paragraph" style:parent-style-name="Text_20_body">
      <style:text-properties officeooo:rsid="00836be9" officeooo:paragraph-rsid="00836be9"/>
    </style:style>
    <style:style style:name="P82" style:family="paragraph" style:parent-style-name="Text_20_body">
      <style:text-properties officeooo:rsid="008dd54d" officeooo:paragraph-rsid="008dd54d"/>
    </style:style>
    <style:style style:name="P83" style:family="paragraph" style:parent-style-name="Text_20_body">
      <style:text-properties officeooo:paragraph-rsid="008dd54d"/>
    </style:style>
    <style:style style:name="P84" style:family="paragraph" style:parent-style-name="Heading_20_1">
      <style:text-properties officeooo:rsid="000aa92d" officeooo:paragraph-rsid="000aa92d"/>
    </style:style>
    <style:style style:name="P85" style:family="paragraph" style:parent-style-name="Heading_20_1">
      <style:paragraph-properties fo:break-before="page"/>
      <style:text-properties officeooo:rsid="000aa92d" officeooo:paragraph-rsid="000aa92d"/>
    </style:style>
    <style:style style:name="P86" style:family="paragraph" style:parent-style-name="Heading_20_1">
      <style:paragraph-properties fo:break-before="page"/>
      <style:text-properties officeooo:rsid="001cff65" officeooo:paragraph-rsid="001cff65"/>
    </style:style>
    <style:style style:name="P87" style:family="paragraph" style:parent-style-name="Heading_20_1">
      <style:paragraph-properties fo:break-before="page"/>
      <style:text-properties officeooo:rsid="000b8a6b" officeooo:paragraph-rsid="000b8a6b"/>
    </style:style>
    <style:style style:name="P88" style:family="paragraph" style:parent-style-name="Heading_20_1">
      <style:paragraph-properties fo:break-before="page"/>
      <style:text-properties officeooo:rsid="006c6e8a" officeooo:paragraph-rsid="006c6e8a"/>
    </style:style>
    <style:style style:name="P89" style:family="paragraph" style:parent-style-name="Heading_20_2">
      <style:paragraph-properties fo:break-before="page"/>
      <style:text-properties officeooo:rsid="00390ddd" officeooo:paragraph-rsid="00390ddd"/>
    </style:style>
    <style:style style:name="P90" style:family="paragraph" style:parent-style-name="Heading_20_2">
      <style:paragraph-properties fo:break-before="page"/>
      <style:text-properties officeooo:rsid="001cff65" officeooo:paragraph-rsid="001cff65"/>
    </style:style>
    <style:style style:name="P91" style:family="paragraph" style:parent-style-name="Heading_20_2">
      <style:paragraph-properties fo:break-before="page"/>
      <style:text-properties officeooo:rsid="001ddc1f" officeooo:paragraph-rsid="001ddc1f"/>
    </style:style>
    <style:style style:name="P92" style:family="paragraph" style:parent-style-name="Heading_20_2">
      <style:paragraph-properties fo:break-before="page"/>
      <style:text-properties officeooo:rsid="004118ea" officeooo:paragraph-rsid="004118ea"/>
    </style:style>
    <style:style style:name="P93" style:family="paragraph" style:parent-style-name="Heading_20_2">
      <style:paragraph-properties fo:break-before="page"/>
      <style:text-properties officeooo:rsid="004118ea" officeooo:paragraph-rsid="00992322"/>
    </style:style>
    <style:style style:name="P94" style:family="paragraph" style:parent-style-name="Heading_20_2">
      <style:paragraph-properties fo:break-before="page"/>
      <style:text-properties officeooo:rsid="0011d1ed" officeooo:paragraph-rsid="0011d1ed"/>
    </style:style>
    <style:style style:name="P95" style:family="paragraph" style:parent-style-name="Heading_20_3">
      <style:paragraph-properties fo:break-before="page"/>
      <style:text-properties officeooo:rsid="001ddc1f" officeooo:paragraph-rsid="001ddc1f"/>
    </style:style>
    <style:style style:name="P96" style:family="paragraph" style:parent-style-name="Heading_20_3">
      <style:paragraph-properties fo:break-before="page"/>
    </style:style>
    <style:style style:name="P97" style:family="paragraph" style:parent-style-name="Heading_20_3">
      <style:paragraph-properties fo:break-before="page"/>
      <style:text-properties officeooo:rsid="004118ea" officeooo:paragraph-rsid="004118ea"/>
    </style:style>
    <style:style style:name="P98" style:family="paragraph" style:parent-style-name="Heading_20_3">
      <style:paragraph-properties fo:break-before="page"/>
      <style:text-properties officeooo:rsid="005e780e" officeooo:paragraph-rsid="005e780e"/>
    </style:style>
    <style:style style:name="P99" style:family="paragraph" style:parent-style-name="Heading_20_3">
      <style:paragraph-properties fo:break-before="page"/>
      <style:text-properties officeooo:rsid="006198bc" officeooo:paragraph-rsid="006198bc"/>
    </style:style>
    <style:style style:name="P100" style:family="paragraph" style:parent-style-name="Heading_20_3">
      <style:paragraph-properties fo:break-before="page"/>
      <style:text-properties officeooo:rsid="00992322" officeooo:paragraph-rsid="00992322"/>
    </style:style>
    <style:style style:name="P101" style:family="paragraph" style:parent-style-name="Heading_20_3">
      <style:paragraph-properties fo:break-before="page"/>
      <style:text-properties officeooo:rsid="009a544f" officeooo:paragraph-rsid="009a544f"/>
    </style:style>
    <style:style style:name="P102" style:family="paragraph" style:parent-style-name="Heading_20_4">
      <style:paragraph-properties fo:break-before="page"/>
      <style:text-properties officeooo:rsid="005a7fbc" officeooo:paragraph-rsid="005a7fbc"/>
    </style:style>
    <style:style style:name="P103" style:family="paragraph" style:parent-style-name="Heading_20_4">
      <style:paragraph-properties fo:break-before="page"/>
      <style:text-properties officeooo:rsid="005c1350" officeooo:paragraph-rsid="005c1350"/>
    </style:style>
    <style:style style:name="P104" style:family="paragraph" style:parent-style-name="Heading_20_4">
      <style:paragraph-properties fo:break-before="page"/>
      <style:text-properties officeooo:rsid="005c44c2" officeooo:paragraph-rsid="005c44c2"/>
    </style:style>
    <style:style style:name="P105" style:family="paragraph" style:parent-style-name="Heading_20_4">
      <style:paragraph-properties fo:break-before="page"/>
    </style:style>
    <style:style style:name="P106" style:family="paragraph" style:parent-style-name="Heading_20_4">
      <style:paragraph-properties fo:break-before="page"/>
      <style:text-properties officeooo:rsid="0088289f" officeooo:paragraph-rsid="0088289f"/>
    </style:style>
    <style:style style:name="P107" style:family="paragraph" style:parent-style-name="Heading_20_4">
      <style:paragraph-properties fo:break-before="page"/>
      <style:text-properties officeooo:rsid="008dd54d" officeooo:paragraph-rsid="008dd54d"/>
    </style:style>
    <style:style style:name="P108" style:family="paragraph" style:parent-style-name="Heading_20_4">
      <style:paragraph-properties fo:break-before="page"/>
      <style:text-properties officeooo:rsid="008dd54d" officeooo:paragraph-rsid="0093fa4f"/>
    </style:style>
    <style:style style:name="P109" style:family="paragraph" style:parent-style-name="Heading_20_4">
      <style:paragraph-properties fo:break-before="page"/>
      <style:text-properties officeooo:rsid="006286ab" officeooo:paragraph-rsid="006286ab"/>
    </style:style>
    <style:style style:name="P110" style:family="paragraph" style:parent-style-name="Heading_20_4">
      <style:paragraph-properties fo:break-before="page"/>
      <style:text-properties officeooo:rsid="00650713" officeooo:paragraph-rsid="00650713"/>
    </style:style>
    <style:style style:name="P111" style:family="paragraph" style:parent-style-name="Heading_20_4">
      <style:paragraph-properties fo:break-before="page"/>
      <style:text-properties officeooo:paragraph-rsid="00966570"/>
    </style:style>
    <style:style style:name="P112" style:family="paragraph" style:parent-style-name="Heading_20_4">
      <style:paragraph-properties fo:break-before="page"/>
      <style:text-properties officeooo:paragraph-rsid="009746db"/>
    </style:style>
    <style:style style:name="P113" style:family="paragraph" style:parent-style-name="Heading_20_5">
      <style:text-properties officeooo:rsid="005a7fbc" officeooo:paragraph-rsid="005a7fbc"/>
    </style:style>
    <style:style style:name="P114" style:family="paragraph" style:parent-style-name="Heading_20_5">
      <style:text-properties officeooo:rsid="005c1350" officeooo:paragraph-rsid="005c1350"/>
    </style:style>
    <style:style style:name="P115" style:family="paragraph" style:parent-style-name="Heading_20_5">
      <style:text-properties officeooo:rsid="008dd54d" officeooo:paragraph-rsid="008dd54d"/>
    </style:style>
    <style:style style:name="P116" style:family="paragraph" style:parent-style-name="Heading_20_5">
      <style:text-properties officeooo:rsid="008dd54d" officeooo:paragraph-rsid="0093fa4f"/>
    </style:style>
    <style:style style:name="P117" style:family="paragraph" style:parent-style-name="Heading_20_5">
      <style:text-properties officeooo:rsid="006286ab" officeooo:paragraph-rsid="006286ab"/>
    </style:style>
    <style:style style:name="P118" style:family="paragraph" style:parent-style-name="Heading_20_5">
      <style:text-properties officeooo:rsid="00650713" officeooo:paragraph-rsid="00650713"/>
    </style:style>
    <style:style style:name="P119" style:family="paragraph" style:parent-style-name="Heading_20_6">
      <style:text-properties officeooo:rsid="005a7fbc" officeooo:paragraph-rsid="005a7fbc"/>
    </style:style>
    <style:style style:name="P120" style:family="paragraph" style:parent-style-name="Heading_20_6">
      <style:text-properties officeooo:rsid="005c1350" officeooo:paragraph-rsid="005c1350"/>
    </style:style>
    <style:style style:name="P121" style:family="paragraph" style:parent-style-name="Heading_20_6">
      <style:text-properties officeooo:rsid="008dd54d" officeooo:paragraph-rsid="008dd54d"/>
    </style:style>
    <style:style style:name="P122" style:family="paragraph" style:parent-style-name="Heading_20_6">
      <style:text-properties officeooo:rsid="0063f360" officeooo:paragraph-rsid="0063f360"/>
    </style:style>
    <style:style style:name="P123" style:family="paragraph" style:parent-style-name="Heading_20_6">
      <style:text-properties officeooo:rsid="00650713" officeooo:paragraph-rsid="00650713"/>
    </style:style>
    <style:style style:name="P124" style:family="paragraph" style:parent-style-name="Table_20_Contents">
      <style:text-properties officeooo:rsid="00992322" officeooo:paragraph-rsid="00992322"/>
    </style:style>
    <style:style style:name="P125" style:family="paragraph" style:parent-style-name="Text_20_body" style:list-style-name="L1">
      <style:text-properties officeooo:rsid="000b8a6b" officeooo:paragraph-rsid="000b8a6b"/>
    </style:style>
    <style:style style:name="P126" style:family="paragraph" style:parent-style-name="Text_20_body" style:list-style-name="L3">
      <style:text-properties officeooo:rsid="000b8a6b" officeooo:paragraph-rsid="000b8a6b"/>
    </style:style>
    <style:style style:name="P127" style:family="paragraph" style:parent-style-name="Text_20_body" style:list-style-name="L1">
      <style:text-properties officeooo:rsid="001cff65" officeooo:paragraph-rsid="001cff65"/>
    </style:style>
    <style:style style:name="P128" style:family="paragraph" style:parent-style-name="Text_20_body" style:list-style-name="L4">
      <style:text-properties officeooo:rsid="001cff65" officeooo:paragraph-rsid="001cff65"/>
    </style:style>
    <style:style style:name="P129" style:family="paragraph" style:parent-style-name="Text_20_body" style:list-style-name="L1">
      <style:text-properties officeooo:rsid="0037f1e6" officeooo:paragraph-rsid="0037f1e6"/>
    </style:style>
    <style:style style:name="P130" style:family="paragraph" style:parent-style-name="Text_20_body" style:list-style-name="L1">
      <style:text-properties officeooo:rsid="001e7ac0" officeooo:paragraph-rsid="001e7ac0"/>
    </style:style>
    <style:style style:name="P131" style:family="paragraph" style:parent-style-name="Text_20_body" style:list-style-name="L1">
      <style:text-properties officeooo:rsid="002438a5" officeooo:paragraph-rsid="002438a5"/>
    </style:style>
    <style:style style:name="P132" style:family="paragraph" style:parent-style-name="Text_20_body" style:list-style-name="L1">
      <style:text-properties officeooo:rsid="006674f9" officeooo:paragraph-rsid="006674f9"/>
    </style:style>
    <style:style style:name="P133" style:family="paragraph" style:parent-style-name="Text_20_body" style:list-style-name="L1">
      <style:text-properties officeooo:rsid="006a1524" officeooo:paragraph-rsid="006a1524"/>
    </style:style>
    <style:style style:name="P134" style:family="paragraph" style:parent-style-name="Text_20_body" style:list-style-name="L1">
      <style:text-properties officeooo:rsid="006b4680" officeooo:paragraph-rsid="006b4680"/>
    </style:style>
    <style:style style:name="P135" style:family="paragraph" style:parent-style-name="Text_20_body" style:list-style-name="L1">
      <style:text-properties officeooo:rsid="006bd5c5" officeooo:paragraph-rsid="006bd5c5"/>
    </style:style>
    <style:style style:name="P136" style:family="paragraph" style:parent-style-name="Text_20_body" style:list-style-name="L1">
      <style:text-properties officeooo:rsid="0086a117" officeooo:paragraph-rsid="0086a117"/>
    </style:style>
    <style:style style:name="P137" style:family="paragraph" style:parent-style-name="Text_20_body" style:list-style-name="L1">
      <style:text-properties officeooo:rsid="0088a58b" officeooo:paragraph-rsid="0088a58b"/>
    </style:style>
    <style:style style:name="P138" style:family="paragraph" style:parent-style-name="Text_20_body" style:list-style-name="L2">
      <style:text-properties officeooo:rsid="00390ddd" officeooo:paragraph-rsid="00390ddd"/>
    </style:style>
    <style:style style:name="P139" style:family="paragraph" style:parent-style-name="Text_20_body" style:list-style-name="L3">
      <style:text-properties officeooo:rsid="00768c20" officeooo:paragraph-rsid="00768c20"/>
    </style:style>
    <style:style style:name="P140" style:family="paragraph" style:parent-style-name="Text_20_body" style:list-style-name="L3">
      <style:text-properties officeooo:rsid="007701ca" officeooo:paragraph-rsid="007701ca"/>
    </style:style>
    <style:style style:name="P141" style:family="paragraph" style:parent-style-name="Text_20_body" style:list-style-name="L3">
      <style:text-properties officeooo:rsid="004085e1" officeooo:paragraph-rsid="004085e1"/>
    </style:style>
    <style:style style:name="P142" style:family="paragraph" style:parent-style-name="Text_20_body" style:list-style-name="L4">
      <style:text-properties officeooo:rsid="0078081b" officeooo:paragraph-rsid="0078081b"/>
    </style:style>
    <style:style style:name="P143" style:family="paragraph" style:parent-style-name="Text_20_body" style:list-style-name="L5">
      <style:text-properties fo:font-style="normal" officeooo:rsid="008adf95" officeooo:paragraph-rsid="008adf95" style:font-style-asian="normal" style:font-style-complex="normal"/>
    </style:style>
    <style:style style:name="P144" style:family="paragraph" style:parent-style-name="Text_20_body">
      <style:text-properties fo:font-style="normal" officeooo:rsid="00446d17" officeooo:paragraph-rsid="00446d17" style:font-style-asian="normal" style:font-style-complex="normal"/>
    </style:style>
    <style:style style:name="P145" style:family="paragraph" style:parent-style-name="Text_20_body">
      <style:text-properties fo:font-style="normal" officeooo:rsid="009a544f" officeooo:paragraph-rsid="009a544f" style:font-style-asian="normal" style:font-style-complex="normal"/>
    </style:style>
    <style:style style:name="P146" style:family="paragraph" style:parent-style-name="Text_20_body" style:list-style-name="L5">
      <style:text-properties fo:font-style="italic" officeooo:rsid="008adf95" officeooo:paragraph-rsid="008adf95" style:font-style-asian="italic" style:font-style-complex="italic"/>
    </style:style>
    <style:style style:name="P147" style:family="paragraph" style:parent-style-name="Text_20_body">
      <style:text-properties officeooo:paragraph-rsid="008dd54d"/>
    </style:style>
    <style:style style:name="P148" style:family="paragraph" style:parent-style-name="Text_20_body">
      <style:text-properties officeooo:paragraph-rsid="0093fa4f"/>
    </style:style>
    <style:style style:name="P149" style:family="paragraph" style:parent-style-name="Text_20_body">
      <style:text-properties officeooo:rsid="0095741f" officeooo:paragraph-rsid="0095741f"/>
    </style:style>
    <style:style style:name="P150" style:family="paragraph" style:parent-style-name="Text_20_body">
      <style:text-properties officeooo:rsid="0095741f" officeooo:paragraph-rsid="00959e83"/>
    </style:style>
    <style:style style:name="P151" style:family="paragraph" style:parent-style-name="Text_20_body">
      <style:text-properties officeooo:rsid="00966570" officeooo:paragraph-rsid="00966570"/>
    </style:style>
    <style:style style:name="P152" style:family="paragraph" style:parent-style-name="Text_20_body">
      <style:text-properties officeooo:paragraph-rsid="007c9b33"/>
    </style:style>
    <style:style style:name="P153" style:family="paragraph" style:parent-style-name="Text_20_body">
      <style:text-properties officeooo:rsid="009746db" officeooo:paragraph-rsid="009746db"/>
    </style:style>
    <style:style style:name="P154" style:family="paragraph" style:parent-style-name="Text_20_body">
      <style:text-properties officeooo:rsid="004118ea" officeooo:paragraph-rsid="004118ea"/>
    </style:style>
    <style:style style:name="P155" style:family="paragraph" style:parent-style-name="Text_20_body">
      <style:text-properties officeooo:rsid="0054adaf" officeooo:paragraph-rsid="0054adaf"/>
    </style:style>
    <style:style style:name="P156" style:family="paragraph" style:parent-style-name="Text_20_body">
      <style:text-properties officeooo:rsid="00992322" officeooo:paragraph-rsid="00992322"/>
    </style:style>
    <style:style style:name="P157" style:family="paragraph" style:parent-style-name="Text_20_body">
      <style:text-properties officeooo:rsid="009a544f" officeooo:paragraph-rsid="009a544f"/>
    </style:style>
    <style:style style:name="P158" style:family="paragraph" style:parent-style-name="Text_20_body">
      <style:text-properties officeooo:rsid="009bc309" officeooo:paragraph-rsid="009bc309"/>
    </style:style>
    <style:style style:name="T1" style:family="text">
      <style:text-properties officeooo:rsid="000b8a6b"/>
    </style:style>
    <style:style style:name="T2" style:family="text">
      <style:text-properties officeooo:rsid="000d46f1"/>
    </style:style>
    <style:style style:name="T3" style:family="text">
      <style:text-properties officeooo:rsid="000d8ae4"/>
    </style:style>
    <style:style style:name="T4" style:family="text">
      <style:text-properties fo:font-style="italic" style:font-style-asian="italic" style:font-style-complex="italic"/>
    </style:style>
    <style:style style:name="T5" style:family="text">
      <style:text-properties fo:font-style="italic" officeooo:rsid="000d46f1" style:font-style-asian="italic" style:font-style-complex="italic"/>
    </style:style>
    <style:style style:name="T6" style:family="text">
      <style:text-properties fo:font-style="italic" officeooo:rsid="002f82e3" style:font-style-asian="italic" style:font-style-complex="italic"/>
    </style:style>
    <style:style style:name="T7" style:family="text">
      <style:text-properties fo:font-style="italic" officeooo:rsid="004c927a" style:font-style-asian="italic" style:font-style-complex="italic"/>
    </style:style>
    <style:style style:name="T8" style:family="text">
      <style:text-properties fo:font-style="italic" officeooo:rsid="00581c23" style:font-style-asian="italic" style:font-style-complex="italic"/>
    </style:style>
    <style:style style:name="T9" style:family="text">
      <style:text-properties fo:font-style="italic" officeooo:rsid="0058487b" style:font-style-asian="italic" style:font-style-complex="italic"/>
    </style:style>
    <style:style style:name="T10" style:family="text">
      <style:text-properties fo:font-style="italic" officeooo:rsid="009c742e"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2e317c" style:font-style-asian="normal" style:font-style-complex="normal"/>
    </style:style>
    <style:style style:name="T14" style:family="text">
      <style:text-properties fo:font-style="normal" officeooo:rsid="002f82e3" style:font-style-asian="normal" style:font-style-complex="normal"/>
    </style:style>
    <style:style style:name="T15" style:family="text">
      <style:text-properties fo:font-style="normal" officeooo:rsid="004c810c" style:font-style-asian="normal" style:font-style-complex="normal"/>
    </style:style>
    <style:style style:name="T16" style:family="text">
      <style:text-properties fo:font-style="normal" officeooo:rsid="004c927a" style:font-style-asian="normal" style:font-style-complex="normal"/>
    </style:style>
    <style:style style:name="T17" style:family="text">
      <style:text-properties fo:font-style="normal" officeooo:rsid="00507db3" style:font-style-asian="normal" style:font-style-complex="normal"/>
    </style:style>
    <style:style style:name="T18" style:family="text">
      <style:text-properties fo:font-style="normal" officeooo:rsid="00521409" style:font-style-asian="normal" style:font-style-complex="normal"/>
    </style:style>
    <style:style style:name="T19" style:family="text">
      <style:text-properties fo:font-style="normal" officeooo:rsid="00526a2f" style:font-style-asian="normal" style:font-style-complex="normal"/>
    </style:style>
    <style:style style:name="T20" style:family="text">
      <style:text-properties fo:font-style="normal" officeooo:rsid="0053e2a7" style:font-style-asian="normal" style:font-style-complex="normal"/>
    </style:style>
    <style:style style:name="T21" style:family="text">
      <style:text-properties fo:font-style="normal" officeooo:rsid="00581c23" style:font-style-asian="normal" style:font-style-complex="normal"/>
    </style:style>
    <style:style style:name="T22" style:family="text">
      <style:text-properties fo:font-style="normal" officeooo:rsid="005a7fbc" style:font-style-asian="normal" style:font-style-complex="normal"/>
    </style:style>
    <style:style style:name="T23" style:family="text">
      <style:text-properties fo:font-style="normal" officeooo:rsid="00742dbf" style:font-style-asian="normal" style:font-style-complex="normal"/>
    </style:style>
    <style:style style:name="T24" style:family="text">
      <style:text-properties fo:font-style="normal" officeooo:rsid="00752ae1" style:font-style-asian="normal" style:font-style-complex="normal"/>
    </style:style>
    <style:style style:name="T25" style:family="text">
      <style:text-properties fo:font-style="normal" officeooo:rsid="0079f94e" style:font-style-asian="normal" style:font-style-complex="normal"/>
    </style:style>
    <style:style style:name="T26" style:family="text">
      <style:text-properties fo:font-style="normal" officeooo:rsid="007aca3d" style:font-style-asian="normal" style:font-style-complex="normal"/>
    </style:style>
    <style:style style:name="T27" style:family="text">
      <style:text-properties fo:font-style="normal" officeooo:rsid="007b9b9c" style:font-style-asian="normal" style:font-style-complex="normal"/>
    </style:style>
    <style:style style:name="T28" style:family="text">
      <style:text-properties fo:font-style="normal" officeooo:rsid="008dd54d" style:font-style-asian="normal" style:font-style-complex="normal"/>
    </style:style>
    <style:style style:name="T29" style:family="text">
      <style:text-properties fo:font-style="normal" officeooo:rsid="009c742e" style:font-style-asian="normal" style:font-style-complex="normal"/>
    </style:style>
    <style:style style:name="T30" style:family="text">
      <style:text-properties officeooo:rsid="00154cf3"/>
    </style:style>
    <style:style style:name="T31" style:family="text">
      <style:text-properties officeooo:rsid="0016b9db"/>
    </style:style>
    <style:style style:name="T32" style:family="text">
      <style:text-properties officeooo:rsid="0017a8de"/>
    </style:style>
    <style:style style:name="T33" style:family="text">
      <style:text-properties officeooo:rsid="001cff65"/>
    </style:style>
    <style:style style:name="T34" style:family="text">
      <style:text-properties officeooo:rsid="001d8ad7"/>
    </style:style>
    <style:style style:name="T35" style:family="text">
      <style:text-properties officeooo:rsid="002d33eb"/>
    </style:style>
    <style:style style:name="T36" style:family="text">
      <style:text-properties officeooo:rsid="00391c59"/>
    </style:style>
    <style:style style:name="T37" style:family="text">
      <style:text-properties officeooo:rsid="003b4e5f"/>
    </style:style>
    <style:style style:name="T38" style:family="text">
      <style:text-properties officeooo:rsid="003bf090"/>
    </style:style>
    <style:style style:name="T39" style:family="text">
      <style:text-properties officeooo:rsid="003ccb39"/>
    </style:style>
    <style:style style:name="T40" style:family="text">
      <style:text-properties fo:font-weight="normal" style:font-weight-asian="normal" style:font-weight-complex="normal"/>
    </style:style>
    <style:style style:name="T41" style:family="text">
      <style:text-properties fo:font-weight="normal" officeooo:rsid="004675ce" style:font-weight-asian="normal" style:font-weight-complex="normal"/>
    </style:style>
    <style:style style:name="T42" style:family="text">
      <style:text-properties fo:font-weight="normal" officeooo:rsid="0048a1c5" style:font-weight-asian="normal" style:font-weight-complex="normal"/>
    </style:style>
    <style:style style:name="T43" style:family="text">
      <style:text-properties officeooo:rsid="004c927a"/>
    </style:style>
    <style:style style:name="T44" style:family="text">
      <style:text-properties officeooo:rsid="004e14a5"/>
    </style:style>
    <style:style style:name="T45" style:family="text">
      <style:text-properties officeooo:rsid="004ea941"/>
    </style:style>
    <style:style style:name="T46" style:family="text">
      <style:text-properties officeooo:rsid="00507db3"/>
    </style:style>
    <style:style style:name="T47" style:family="text">
      <style:text-properties officeooo:rsid="00526a2f"/>
    </style:style>
    <style:style style:name="T48" style:family="text">
      <style:text-properties officeooo:rsid="00581c23"/>
    </style:style>
    <style:style style:name="T49" style:family="text">
      <style:text-properties officeooo:rsid="005a7fbc"/>
    </style:style>
    <style:style style:name="T50" style:family="text">
      <style:text-properties officeooo:rsid="005c1350"/>
    </style:style>
    <style:style style:name="T51" style:family="text">
      <style:text-properties officeooo:rsid="005e3525"/>
    </style:style>
    <style:style style:name="T52" style:family="text">
      <style:text-properties officeooo:rsid="006198bc"/>
    </style:style>
    <style:style style:name="T53" style:family="text">
      <style:text-properties officeooo:rsid="006286ab"/>
    </style:style>
    <style:style style:name="T54" style:family="text">
      <style:text-properties officeooo:rsid="00650713"/>
    </style:style>
    <style:style style:name="T55" style:family="text">
      <style:text-properties officeooo:rsid="006674f9"/>
    </style:style>
    <style:style style:name="T56" style:family="text">
      <style:text-properties officeooo:rsid="006858c2"/>
    </style:style>
    <style:style style:name="T57" style:family="text">
      <style:text-properties officeooo:rsid="006f457f"/>
    </style:style>
    <style:style style:name="T58" style:family="text">
      <style:text-properties officeooo:rsid="0070f493"/>
    </style:style>
    <style:style style:name="T59" style:family="text">
      <style:text-properties officeooo:rsid="007aca3d"/>
    </style:style>
    <style:style style:name="T60" style:family="text">
      <style:text-properties officeooo:rsid="007d19c7"/>
    </style:style>
    <style:style style:name="T61" style:family="text">
      <style:text-properties officeooo:rsid="0084979b"/>
    </style:style>
    <style:style style:name="T62" style:family="text">
      <style:text-properties officeooo:rsid="0084ce7b"/>
    </style:style>
    <style:style style:name="T63" style:family="text">
      <style:text-properties officeooo:rsid="008ec940"/>
    </style:style>
    <style:style style:name="T64" style:family="text">
      <style:text-properties officeooo:rsid="0095741f"/>
    </style:style>
    <style:style style:name="T65" style:family="text">
      <style:text-properties officeooo:rsid="00959e83"/>
    </style:style>
    <style:style style:name="T66" style:family="text">
      <style:text-properties officeooo:rsid="00966570"/>
    </style:style>
    <style:style style:name="T67" style:family="text">
      <style:text-properties officeooo:rsid="009746db"/>
    </style:style>
    <style:style style:name="T68" style:family="text">
      <style:text-properties officeooo:rsid="0099232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4" text:outline-level="1"><text:span text:style-name="T43">1 </text:span>Assembled Developer Manual</text:h>
      <text:p text:style-name="P2">5/10/2023</text:p>
      <text:p text:style-name="P2"/>
      <text:p text:style-name="P67"/>
      <text:h text:style-name="P85" text:outline-level="1"><text:span text:style-name="T43">2 </text:span>Contents</text:h>
      <text:p text:style-name="P2">This document contains the full documentation of all underlying functions <text:span text:style-name="T1">within the Assembled text editor.</text:span></text:p>
      <text:p text:style-name="P2"/>
      <text:list text:style-name="L1">
        <text:list-item>
          <text:p text:style-name="P125">Assembled Developer Manual</text:p>
        </text:list-item>
        <text:list-item>
          <text:p text:style-name="P125">Contents</text:p>
        </text:list-item>
        <text:list-item>
          <text:p text:style-name="P127">Configuration File Structure</text:p>
          <text:list>
            <text:list-item>
              <text:p text:style-name="P129">Configuration <text:span text:style-name="T55">Language </text:span>Syntax</text:p>
            </text:list-item>
            <text:list-item>
              <text:p text:style-name="P127">Keyboard Configuration</text:p>
            </text:list-item>
            <text:list-item>
              <text:p text:style-name="P130">Start Screen Configuration</text:p>
              <text:list>
                <text:list-item>
                  <text:p text:style-name="P131">background_off</text:p>
                </text:list-item>
                <text:list-item>
                  <text:p text:style-name="P131">logo_bmp:A</text:p>
                </text:list-item>
              </text:list>
            </text:list-item>
            <text:list-item>
              <text:p text:style-name="P132">Theme Configuration</text:p>
              <text:list>
                <text:list-item>
                  <text:p text:style-name="P133">config.cfg</text:p>
                </text:list-item>
                <text:list-item>
                  <text:p text:style-name="P133">theme.cfg</text:p>
                </text:list-item>
              </text:list>
            </text:list-item>
          </text:list>
        </text:list-item>
        <text:list-item>
          <text:p text:style-name="P125">Source Code Directory Structure</text:p>
          <text:list>
            <text:list-item>
              <text:p text:style-name="P127">Editor Half</text:p>
              <text:list>
                <text:list-item>
                  <text:p text:style-name="P131">config.c</text:p>
                  <text:list>
                    <text:list-item>
                      <text:p text:style-name="P134">void interpret_token_stream(token)</text:p>
                    </text:list-item>
                    <text:list-item>
                      <text:p text:style-name="P134">struct token *cfg_lex(file)</text:p>
                    </text:list-item>
                    <text:list-item>
                      <text:p text:style-name="P134">int read_config()</text:p>
                    </text:list-item>
                  </text:list>
                </text:list-item>
                <text:list-item>
                  <text:p text:style-name="P131">functions.c</text:p>
                </text:list-item>
                <text:list-item>
                  <text:p text:style-name="P131">keyboard.c</text:p>
                  <text:list>
                    <text:list-item>
                      <text:p text:style-name="P135">Run-time</text:p>
                    </text:list-item>
                    <text:list-item>
                      <text:p text:style-name="P135">Configuration</text:p>
                    </text:list-item>
                    <text:list-item>
                      <text:p text:style-name="P135">void key(c)</text:p>
                    </text:list-item>
                    <text:list-item>
                      <text:p text:style-name="P135">struct cfg_token *configure_keyboard(token)</text:p>
                    </text:list-item>
                  </text:list>
                </text:list-item>
                <text:list-item>
                  <text:p text:style-name="P136">editor.c</text:p>
                  <text:list>
                    <text:list-item>
                      <text:p text:style-name="P137">Configuration</text:p>
                    </text:list-item>
                    <text:list-item>
                      <text:p text:style-name="P136"><text:soft-page-break/>struct text_file *load_file(name)</text:p>
                    </text:list-item>
                    <text:list-item>
                      <text:p text:style-name="P136">void save_file(file)</text:p>
                    </text:list-item>
                    <text:list-item>
                      <text:p text:style-name="P136">void destroy_file(file)</text:p>
                    </text:list-item>
                  </text:list>
                </text:list-item>
                <text:list-item>
                  <text:p text:style-name="P136">buffer.c</text:p>
                </text:list-item>
              </text:list>
            </text:list-item>
            <text:list-item>
              <text:p text:style-name="P127">Interface Half</text:p>
              <text:list>
                <text:list-item>
                  <text:p text:style-name="P135">interface.c</text:p>
                  <text:list>
                    <text:list-item>
                      <text:p text:style-name="P135">int register_screen(name, render, updated, local)</text:p>
                    </text:list-item>
                    <text:list-item>
                      <text:p text:style-name="P135">int switch_to_screen(name)</text:p>
                    </text:list-item>
                  </text:list>
                </text:list-item>
                <text:list-item>
                  <text:p text:style-name="P135">themes.c</text:p>
                  <text:list>
                    <text:list-item>
                      <text:p text:style-name="P135">static void read_theme(file)</text:p>
                    </text:list-item>
                    <text:list-item>
                      <text:p text:style-name="P135">void register_custom_colors()</text:p>
                    </text:list-item>
                    <text:list-item>
                      <text:p text:style-name="P135">struct cfg_token *configure_theme(token)</text:p>
                    </text:list-item>
                  </text:list>
                </text:list-item>
              </text:list>
            </text:list-item>
          </text:list>
        </text:list-item>
        <text:list-item>
          <text:p text:style-name="P125">Code Style</text:p>
        </text:list-item>
      </text:list>
      <text:p text:style-name="P3"/>
      <text:p text:style-name="Text_20_body"/>
      <text:h text:style-name="P86" text:outline-level="1"><text:span text:style-name="T43">3 </text:span>Configuration File Structure</text:h>
      <text:p text:style-name="P47">The structure of the configuration file is extremely simple:</text:p>
      <table:table table:name="Table1" table:style-name="Table1">
        <table:table-column table:style-name="Table1.A"/>
        <table:table-column table:style-name="Table1.B"/>
        <table:table-row>
          <table:table-cell table:style-name="Table1.A1" office:value-type="string">
            <text:p text:style-name="P46">Command</text:p>
          </table:table-cell>
          <table:table-cell table:style-name="Table1.B1" office:value-type="string">
            <text:p text:style-name="P46">Argument</text:p>
          </table:table-cell>
        </table:table-row>
        <table:table-row>
          <table:table-cell table:style-name="Table1.A2" office:value-type="string">
            <text:p text:style-name="P46">keyboard</text:p>
          </table:table-cell>
          <table:table-cell table:style-name="Table1.B2" office:value-type="string">
            <text:p text:style-name="P46">keyseq func-name:0x41,66,’c’</text:p>
          </table:table-cell>
        </table:table-row>
        <table:table-row>
          <table:table-cell table:style-name="Table1.A2" office:value-type="string">
            <text:p text:style-name="P46">start_screen</text:p>
          </table:table-cell>
          <table:table-cell table:style-name="Table1.B2" office:value-type="string">
            <text:p text:style-name="P46">background_disable</text:p>
          </table:table-cell>
        </table:table-row>
      </table:table>
      <text:p text:style-name="P47"/>
      <text:p text:style-name="P47">There are two columns <text:span text:style-name="T57">separated by whitespace.</text:span></text:p>
      <text:p text:style-name="P47">If a command begins with a ‘#’ symbol, then it is discarded.</text:p>
      <text:h text:style-name="P89" text:outline-level="2"><text:span text:style-name="T43">3.1 </text:span>Configuration Language Syntax</text:h>
      <text:p text:style-name="P56">HEX = 0x0123456789ABCDEF</text:p>
      <text:p text:style-name="P56">DECIMAL = 1234567890</text:p>
      <text:p text:style-name="P56">OCTAL = 01234567<text:span text:style-name="T36">0</text:span></text:p>
      <text:p text:style-name="P62">ASCII = Any ASCII character wrapped in single quotes (i.e. ‘A’).</text:p>
      <text:p text:style-name="P61">STRING LITERAL = <text:span text:style-name="T38">A series of alphanumeric characters including ‘_’ characters.</text:span></text:p>
      <text:p text:style-name="P60">** Whitespace is ignored<text:span text:style-name="T58">**</text:span></text:p>
      <text:p text:style-name="P56">Program:</text:p>
      <text:p text:style-name="P56"><text:tab/>Command</text:p>
      <text:p text:style-name="P56"><text:tab/>Argument</text:p>
      <text:p text:style-name="P56"><text:tab/>Program</text:p>
      <text:p text:style-name="P56">Command:</text:p>
      <text:p text:style-name="P56"><text:tab/>String Literal (Keyword.CMD <text:span text:style-name="T38">*</text:span>):</text:p>
      <text:list text:style-name="L2">
        <text:list-item>
          <text:p text:style-name="P138">“keyboard”</text:p>
        </text:list-item>
        <text:list-item>
          <text:p text:style-name="P138">“start_screen”</text:p>
        </text:list-item>
        <text:list-item>
          <text:p text:style-name="P138">“themes”</text:p>
        </text:list-item>
      </text:list>
      <text:p text:style-name="P56">Argument:</text:p>
      <text:p text:style-name="P57"><text:tab/><text:span text:style-name="T37">STRING LITERAL</text:span> (Keyword.ARG <text:span text:style-name="T38">*</text:span>)</text:p>
      <text:p text:style-name="P57"><text:tab/>| <text:span text:style-name="T37">STRING LITERAL</text:span> (Keyword.ARG) ‘:’ Value</text:p>
      <text:p text:style-name="P56">Value:</text:p>
      <text:p text:style-name="P57"><text:tab/><text:span text:style-name="T37">STRING LITERAL </text:span><text:span text:style-name="T47">[, Value]</text:span></text:p>
      <text:p text:style-name="P56"><text:tab/>| Integer <text:span text:style-name="T47">[, Value]</text:span></text:p>
      <text:p text:style-name="P56"><text:tab/><text:span text:style-name="T39">| ASCII </text:span><text:span text:style-name="T47">[, Value]</text:span></text:p>
      <text:p text:style-name="P56">Integer:</text:p>
      <text:p text:style-name="P56"><text:tab/>HEX</text:p>
      <text:p text:style-name="P56"><text:tab/>| DECIMAL</text:p>
      <text:p text:style-name="P56"><text:tab/>| OCTAL</text:p>
      <text:p text:style-name="P58"/>
      <text:p text:style-name="P58"/>
      <text:p text:style-name="P59"><text:soft-page-break/>* Keyword.CMD is a keyword which is recognized only in the command column.</text:p>
      <text:p text:style-name="P59">* Keyword.ARG is a keyword which is recognized only in the arguments column.</text:p>
      <text:p text:style-name="P59"><text:span text:style-name="T38">* </text:span>These keywords are specified in the sections below.</text:p>
      <text:p text:style-name="P73">* Comments can start anywhere, but always end at the end of a line. The character to declare a comment is ‘#’.</text:p>
      <text:p text:style-name="P73"/>
      <text:h text:style-name="P90" text:outline-level="2"><text:span text:style-name="T43">3.2 </text:span>Keyboard Configuration</text:h>
      <text:p text:style-name="P51">To configure the keyboard, the command must be “keyboard” and the argument must follow this format: </text:p>
      <text:p text:style-name="P51"><text:tab/>keyseq <text:span text:style-name="T4">A</text:span>:<text:span text:style-name="T4">B</text:span></text:p>
      <text:p text:style-name="P51"><text:span text:style-name="T4">A</text:span> is the name of the function which should be called when the sequence of keys in <text:span text:style-name="T4">B</text:span> are pressed.</text:p>
      <text:p text:style-name="P51">An example of <text:span text:style-name="T4">B</text:span> is:</text:p>
      <text:p text:style-name="P51"><text:tab/>‘A’, 65, 0x41, <text:span text:style-name="T34">0102</text:span></text:p>
      <text:p text:style-name="P155">This list may do with or without the commas.</text:p>
      <text:p text:style-name="P155"/>
      <text:h text:style-name="P100" text:outline-level="3">3.2.1 Functions</text:h>
      <text:p text:style-name="P156">Below is a list of functions and what they do.</text:p>
      <table:table table:name="Table2" table:style-name="Table2">
        <table:table-column table:style-name="Table2.A" table:number-columns-repeated="2"/>
        <table:table-row>
          <table:table-cell table:style-name="Table2.A1" office:value-type="string">
            <text:p text:style-name="P124">Function</text:p>
          </table:table-cell>
          <table:table-cell table:style-name="Table2.B1" office:value-type="string">
            <text:p text:style-name="P124">Description</text:p>
          </table:table-cell>
        </table:table-row>
        <table:table-row>
          <table:table-cell table:style-name="Table2.A2" office:value-type="string">
            <text:p text:style-name="P124">up</text:p>
          </table:table-cell>
          <table:table-cell table:style-name="Table2.B2" office:value-type="string">
            <text:p text:style-name="P124">Moves the cursor up</text:p>
          </table:table-cell>
        </table:table-row>
        <table:table-row>
          <table:table-cell table:style-name="Table2.A2" office:value-type="string">
            <text:p text:style-name="P124">down</text:p>
          </table:table-cell>
          <table:table-cell table:style-name="Table2.B2" office:value-type="string">
            <text:p text:style-name="P124">Moves the cursor down</text:p>
          </table:table-cell>
        </table:table-row>
        <table:table-row>
          <table:table-cell table:style-name="Table2.A2" office:value-type="string">
            <text:p text:style-name="P124">left</text:p>
          </table:table-cell>
          <table:table-cell table:style-name="Table2.B2" office:value-type="string">
            <text:p text:style-name="P124">Moves the cursor to the left</text:p>
          </table:table-cell>
        </table:table-row>
        <table:table-row>
          <table:table-cell table:style-name="Table2.A2" office:value-type="string">
            <text:p text:style-name="P124">right</text:p>
          </table:table-cell>
          <table:table-cell table:style-name="Table2.B2" office:value-type="string">
            <text:p text:style-name="P124">Moves the cursor to the right</text:p>
          </table:table-cell>
        </table:table-row>
        <table:table-row>
          <table:table-cell table:style-name="Table2.A2" office:value-type="string">
            <text:p text:style-name="P124">enter</text:p>
          </table:table-cell>
          <table:table-cell table:style-name="Table2.B2" office:value-type="string">
            <text:p text:style-name="P124">Creates a new line</text:p>
          </table:table-cell>
        </table:table-row>
        <table:table-row>
          <table:table-cell table:style-name="Table2.A2" office:value-type="string">
            <text:p text:style-name="P124">buffer_left</text:p>
          </table:table-cell>
          <table:table-cell table:style-name="Table2.B2" office:value-type="string">
            <text:p text:style-name="P124">Go to the previous buffer</text:p>
          </table:table-cell>
        </table:table-row>
        <table:table-row>
          <table:table-cell table:style-name="Table2.A2" office:value-type="string">
            <text:p text:style-name="P124">buffer_right</text:p>
          </table:table-cell>
          <table:table-cell table:style-name="Table2.B2" office:value-type="string">
            <text:p text:style-name="P124">Go to the next buffer</text:p>
          </table:table-cell>
        </table:table-row>
        <table:table-row>
          <table:table-cell table:style-name="Table2.A2" office:value-type="string">
            <text:p text:style-name="P124">window_left</text:p>
          </table:table-cell>
          <table:table-cell table:style-name="Table2.B2" office:value-type="string">
            <text:p text:style-name="P124">Go to the previous window</text:p>
          </table:table-cell>
        </table:table-row>
        <table:table-row>
          <table:table-cell table:style-name="Table2.A2" office:value-type="string">
            <text:p text:style-name="P124">window_right</text:p>
          </table:table-cell>
          <table:table-cell table:style-name="Table2.B2" office:value-type="string">
            <text:p text:style-name="P124">Go to the next window</text:p>
          </table:table-cell>
        </table:table-row>
        <table:table-row>
          <table:table-cell table:style-name="Table2.A2" office:value-type="string">
            <text:p text:style-name="P124">file_save</text:p>
          </table:table-cell>
          <table:table-cell table:style-name="Table2.B2" office:value-type="string">
            <text:p text:style-name="P124">Save the current file</text:p>
          </table:table-cell>
        </table:table-row>
        <table:table-row>
          <table:table-cell table:style-name="Table2.A2" office:value-type="string">
            <text:p text:style-name="P124">file_save_all</text:p>
          </table:table-cell>
          <table:table-cell table:style-name="Table2.B2" office:value-type="string">
            <text:p text:style-name="P124">Save all files currently open</text:p>
          </table:table-cell>
        </table:table-row>
        <table:table-row>
          <table:table-cell table:style-name="Table2.A2" office:value-type="string">
            <text:p text:style-name="P124">file_load</text:p>
          </table:table-cell>
          <table:table-cell table:style-name="Table2.B2" office:value-type="string">
            <text:p text:style-name="P124">Change to the file_load screen</text:p>
          </table:table-cell>
        </table:table-row>
        <table:table-row>
          <table:table-cell table:style-name="Table2.A2" office:value-type="string">
            <text:p text:style-name="P124">selection</text:p>
          </table:table-cell>
          <table:table-cell table:style-name="Table2.B2" office:value-type="string">
            <text:p text:style-name="P124">Starts a selection from the current cursor position. The cursor can then be moved around to select and end position</text:p>
          </table:table-cell>
        </table:table-row>
        <table:table-row>
          <table:table-cell table:style-name="Table2.A2" office:value-type="string">
            <text:p text:style-name="P124">move_line_up</text:p>
          </table:table-cell>
          <table:table-cell table:style-name="Table2.B2" office:value-type="string">
            <text:p text:style-name="P124">Move the currently selected line(s) up one in the currently active buffer</text:p>
          </table:table-cell>
        </table:table-row>
        <table:table-row>
          <table:table-cell table:style-name="Table2.A2" office:value-type="string">
            <text:p text:style-name="P124">move_line_down</text:p>
          </table:table-cell>
          <table:table-cell table:style-name="Table2.B2" office:value-type="string">
            <text:p text:style-name="P124">Move the currently selected line(s) down one in the currently active buffer</text:p>
          </table:table-cell>
        </table:table-row>
      </table:table>
      <text:p text:style-name="P156"/>
      <text:h text:style-name="P91" text:outline-level="2"><text:span text:style-name="T43">3.3 </text:span>Start Screen Configuration</text:h>
      <text:p text:style-name="P48">To configure the start screen, the command must be “start_screen” and there are currently two arguments.</text:p>
      <text:p text:style-name="Text_20_body"/>
      <text:h text:style-name="P95" text:outline-level="3"><text:span text:style-name="T43">3.3.1 </text:span>background_off</text:h>
      <text:p text:style-name="P48">This disables the background generation within the <text:span text:style-name="T37">start screen. The argument follows exactly with the heading.</text:span></text:p>
      <text:p text:style-name="P48"/>
      <text:h text:style-name="P95" text:outline-level="3"><text:span text:style-name="T44">3.3.2 </text:span>logo_bmp:<text:span text:style-name="T4">A</text:span></text:h>
      <text:p text:style-name="P48"><text:span text:style-name="T4">A</text:span> is the path to the 64x40 monochrome BMP to be used as the logo. <text:span text:style-name="T48">If </text:span><text:span text:style-name="T8">A</text:span><text:span text:style-name="T21"> is not an absolute path, then the path will be prefixed with “/home/$USER/.config/assembled/”, where $USER is the name of the user. </text:span><text:span text:style-name="T23">The argument follows the heading </text:span><text:span text:style-name="T24">exactly</text:span><text:span text:style-name="T23">.</text:span></text:p>
      <text:p text:style-name="P48"/>
      <text:h text:style-name="P92" text:outline-level="2"><text:span text:style-name="T44">3.4 </text:span>Theme Configuration</text:h>
      <text:p text:style-name="P154">Theme configuration comes in two parts: within the configuration file, and within the theme file.</text:p>
      <text:p text:style-name="P154"/>
      <text:h text:style-name="P96" text:outline-level="3"><text:span text:style-name="T44">3.4.1 </text:span><text:span text:style-name="T56">c</text:span>onfig.cfg</text:h>
      <text:p text:style-name="P63">To specify which themes file to load, use the following line is used:</text:p>
      <text:p text:style-name="P63"><text:tab/>themes<text:tab/><text:tab/>use:themes/theme.cfg</text:p>
      <text:p text:style-name="P63">Here, the path is not prefixed with a ‘/’ indicating that it is not an absolute path. This means that the path is prefixed with with the configuration directory “/home/$USER/.config/assembled/”.</text:p>
      <text:p text:style-name="P63"><text:tab/>themes<text:tab/><text:tab/>use:/home/$USER/.config/assembled/themes/config.cfg</text:p>
      <text:p text:style-name="P64">The above is an example of an absolute path. <text:span text:style-name="T4">Please not</text:span><text:span text:style-name="T9">e</text:span><text:span text:style-name="T4"> that $USER is a place holder for the name of the user</text:span><text:span text:style-name="T12">.</text:span></text:p>
      <text:p text:style-name="P32"/>
      <text:h text:style-name="P97" text:outline-level="3"><text:span text:style-name="T44">3.4.2 </text:span><text:span text:style-name="T56">t</text:span>heme.cfg</text:h>
      <text:p text:style-name="P65">Theme configuration values are formatted as follows:</text:p>
      <text:p text:style-name="P65"><text:tab/><text:span text:style-name="T4">A</text:span>:<text:span text:style-name="T11">B</text:span></text:p>
      <text:p text:style-name="P31"><text:span text:style-name="T40">Where </text:span><text:span text:style-name="T11">A</text:span><text:span text:style-name="T40"> is the integer index in the 32 entry color table (zero-based) and </text:span><text:span text:style-name="T11">B</text:span><text:span text:style-name="T40"> is the 0xRRGGBB representation of the color.</text:span><text:span text:style-name="T41"> Following is an example:</text:span></text:p>
      <text:p text:style-name="P31"><text:span text:style-name="T41"><text:tab/>0:0x</text:span><text:span text:style-name="T42">6FD184</text:span></text:p>
      <text:p text:style-name="P31"><text:span text:style-name="T42"/></text:p>
      <text:h text:style-name="P93" text:outline-level="2"><text:span text:style-name="T44">3.</text:span><text:span text:style-name="T68">5 Column Configuration</text:span></text:h>
      <text:p text:style-name="P157"><text:span text:style-name="T40">There are two parts to configuring the columns: the column descriptors and the default column.</text:span></text:p>
      <text:p text:style-name="P157"><text:span text:style-name="T40"/></text:p>
      <text:h text:style-name="P101" text:outline-level="3">3.5.1 Column Descriptors</text:h>
      <text:p text:style-name="P157">To describe a column, the following type of configuration line can be used:</text:p>
      <text:p text:style-name="P157"><text:tab/>columns<text:tab/>define:[<text:span text:style-name="T4">A</text:span>]:<text:span text:style-name="T4">B</text:span><text:span text:style-name="T12">:</text:span><text:span text:style-name="T4">C</text:span></text:p>
      <text:p text:style-name="P145">Where <text:span text:style-name="T4">A</text:span> is a list of comma separated values indicating the start position of each column, <text:span text:style-name="T4">B </text:span>is the delimiter by which a column is indicated in the file, and <text:span text:style-name="T4">C</text:span> is the position (0 to 31) in the column descriptor table where this descriptor should be placed.</text:p>
      <text:p text:style-name="P145"/>
      <text:h text:style-name="P101" text:outline-level="3">3.5.2 Default Column</text:h>
      <text:p text:style-name="P158">To set a default column use the following line of configuration:</text:p>
      <text:p text:style-name="P158"><text:tab/>columns<text:tab/>default:<text:span text:style-name="T4">A</text:span></text:p>
      <text:p text:style-name="P158"><text:span text:style-name="T12">Where </text:span><text:span text:style-name="T4">A</text:span><text:span text:style-name="T12"> is the index of the column to use in the column descriptor list </text:span><text:span text:style-name="T29">(the </text:span><text:span text:style-name="T10">C</text:span><text:span text:style-name="T29"> value specified above)</text:span><text:span text:style-name="T12">.</text:span></text:p>
      <text:h text:style-name="P87" text:outline-level="1"><text:span text:style-name="T44">4 </text:span>Source Code Directory Structure</text:h>
      <text:p text:style-name="P3">The directory structure in implementation currently looks like the following list:</text:p>
      <text:list text:style-name="L3">
        <text:list-item>
          <text:p text:style-name="P126">src/</text:p>
          <text:list>
            <text:list-item>
              <text:p text:style-name="P126"><text:span text:style-name="T3">editor</text:span>/</text:p>
              <text:list>
                <text:list-item>
                  <text:p text:style-name="P139">buffer/</text:p>
                  <text:list>
                    <text:list-item>
                      <text:p text:style-name="P139">buffer.c</text:p>
                    </text:list-item>
                    <text:list-item>
                      <text:p text:style-name="P139">editor.c</text:p>
                    </text:list-item>
                  </text:list>
                </text:list-item>
                <text:list-item>
                  <text:p text:style-name="P126">config.c</text:p>
                </text:list-item>
                <text:list-item>
                  <text:p text:style-name="P126">functions.c</text:p>
                </text:list-item>
                <text:list-item>
                  <text:p text:style-name="P126">keyboard.c</text:p>
                </text:list-item>
              </text:list>
            </text:list-item>
            <text:list-item>
              <text:p text:style-name="P126">include/</text:p>
              <text:list>
                <text:list-item>
                  <text:p text:style-name="P126"><text:span text:style-name="T3">editor</text:span>/</text:p>
                  <text:list>
                    <text:list-item>
                      <text:p text:style-name="P139">buffer/</text:p>
                      <text:list>
                        <text:list-item>
                          <text:p text:style-name="P139">buffer.h</text:p>
                        </text:list-item>
                        <text:list-item>
                          <text:p text:style-name="P139">editor.h</text:p>
                        </text:list-item>
                      </text:list>
                    </text:list-item>
                    <text:list-item>
                      <text:p text:style-name="P126">config.h</text:p>
                    </text:list-item>
                    <text:list-item>
                      <text:p text:style-name="P126">functions.h</text:p>
                    </text:list-item>
                    <text:list-item>
                      <text:p text:style-name="P126">keyboard.h</text:p>
                    </text:list-item>
                  </text:list>
                </text:list-item>
                <text:list-item>
                  <text:p text:style-name="P126"><text:span text:style-name="T3">interface</text:span>/</text:p>
                  <text:list>
                    <text:list-item>
                      <text:p text:style-name="P126">screens/</text:p>
                      <text:list>
                        <text:list-item>
                          <text:p text:style-name="P140">editor_scr.h</text:p>
                        </text:list-item>
                        <text:list-item>
                          <text:p text:style-name="P126">start.h</text:p>
                        </text:list-item>
                      </text:list>
                    </text:list-item>
                    <text:list-item>
                      <text:p text:style-name="P141">theming/</text:p>
                      <text:list>
                        <text:list-item>
                          <text:p text:style-name="P141">themes.h</text:p>
                        </text:list-item>
                      </text:list>
                    </text:list-item>
                    <text:list-item>
                      <text:p text:style-name="P126">interface.h</text:p>
                    </text:list-item>
                  </text:list>
                </text:list-item>
                <text:list-item>
                  <text:p text:style-name="P126">global.h</text:p>
                </text:list-item>
                <text:list-item>
                  <text:p text:style-name="P126">util.h</text:p>
                </text:list-item>
              </text:list>
            </text:list-item>
            <text:list-item>
              <text:p text:style-name="P126"><text:span text:style-name="T3">interface</text:span>/</text:p>
              <text:list>
                <text:list-item>
                  <text:p text:style-name="P126">screens/</text:p>
                  <text:list>
                    <text:list-item>
                      <text:p text:style-name="P140"><text:soft-page-break/>editor_scr.h</text:p>
                    </text:list-item>
                    <text:list-item>
                      <text:p text:style-name="P126">start.c</text:p>
                    </text:list-item>
                  </text:list>
                </text:list-item>
                <text:list-item>
                  <text:p text:style-name="P141">theming/</text:p>
                  <text:list>
                    <text:list-item>
                      <text:p text:style-name="P141">themes.c</text:p>
                    </text:list-item>
                  </text:list>
                </text:list-item>
                <text:list-item>
                  <text:p text:style-name="P126">interface.c</text:p>
                </text:list-item>
              </text:list>
            </text:list-item>
            <text:list-item>
              <text:p text:style-name="P126">main.c</text:p>
            </text:list-item>
            <text:list-item>
              <text:p text:style-name="P126">util.c</text:p>
            </text:list-item>
          </text:list>
        </text:list-item>
      </text:list>
      <text:p text:style-name="P3"/>
      <text:p text:style-name="P5">The program can be split into two parts: <text:span text:style-name="T3">update</text:span> and <text:span text:style-name="T3">render</text:span>. <text:span text:style-name="T2">The </text:span><text:span text:style-name="T3">editor</text:span><text:span text:style-name="T2"> part</text:span> define<text:span text:style-name="T2">s</text:span> functions which are used for the <text:span text:style-name="T2">functionality of the program, and </text:span><text:span text:style-name="T3">interface</text:span><text:span text:style-name="T2"> defines </text:span><text:span text:style-name="T3">functions which are used to display information to the user.</text:span><text:span text:style-name="T2"> </text:span></text:p>
      <text:p text:style-name="P4"><text:span text:style-name="T2">An example of functionality is the keyboard. The user presses a key, which the program should interpret, this interpretation is handleld by </text:span><text:span text:style-name="T5">keyboard.c</text:span><text:span text:style-name="T2">.</text:span></text:p>
      <text:p text:style-name="P7">Likewise, an example of rendering is the screen interface. There are various different screens which the user can access and the program needs to somehow manage which screen is being rendered and updated.</text:p>
      <text:p text:style-name="P8">main.c<text:span text:style-name="T12"> is used for concatenating the two halves into one functioning program.</text:span></text:p>
      <text:p text:style-name="P23"/>
      <text:h text:style-name="P94" text:outline-level="2"><text:span text:style-name="T44">4.1 </text:span>Editor Half</text:h>
      <text:p text:style-name="P6">The editor is responsible for handling non-visual tasks. <text:span text:style-name="T33">Examples of non-visual tasks are:</text:span></text:p>
      <text:list text:style-name="L4">
        <text:list-item>
          <text:p text:style-name="P128">Reading the configuration file</text:p>
        </text:list-item>
        <text:list-item>
          <text:p text:style-name="P128">Reading user input</text:p>
        </text:list-item>
        <text:list-item>
          <text:p text:style-name="P128">Interpreting user input</text:p>
        </text:list-item>
        <text:list-item>
          <text:p text:style-name="P128">Updating internal text buffers</text:p>
        </text:list-item>
        <text:list-item>
          <text:p text:style-name="P142">Converting internal text buffers to files</text:p>
        </text:list-item>
      </text:list>
      <text:p text:style-name="P47">Currently there are three source files in the editor directory: <text:span text:style-name="T4">config.c</text:span><text:span text:style-name="T12">, </text:span><text:span text:style-name="T4">functions.c</text:span><text:span text:style-name="T12">, </text:span><text:span text:style-name="T4">keyboard.c</text:span><text:span text:style-name="T12">.</text:span></text:p>
      <text:p text:style-name="P28"/>
      <text:h text:style-name="P96" text:outline-level="3"><text:span text:style-name="T44">4.1.1 </text:span>config.c</text:h>
      <text:p text:style-name="P66">This file is responsible for reading configuration files. A given configuration file is lexed using the BNF tree found in 3.1. Once the file is converted to tokens, then this stream is interpreted.</text:p>
      <text:p text:style-name="P66">This interpreter splits its work up. It first reads the first two tokens (these are apart of the command column). These two must be of type KEY and TAB.</text:p>
      <text:p text:style-name="P66">From here, an appropriate configuration function is derived from the KEY token’s value. <text:span text:style-name="T43">These configuration functions must return a </text:span><text:span text:style-name="T7">struct cfg_token *</text:span><text:span text:style-name="T16"> (this should be the last token that the function has touched), and accept an argument of </text:span><text:span text:style-name="T7">struct cfg_token *</text:span><text:span text:style-name="T16"> (this is the starting token given by interpreter).</text:span></text:p>
      <text:p text:style-name="P35"/>
      <text:h text:style-name="P102" text:outline-level="4"><text:span text:style-name="T50">void </text:span>interpret_token_stream(token)</text:h>
      <text:h text:style-name="P113" text:outline-level="5">token – Head of the linked list of tokens to interpret</text:h>
      <text:h text:style-name="P119" text:outline-level="6">struct token *</text:h>
      <text:p text:style-name="P74"/>
      <text:h text:style-name="P103" text:outline-level="4">struct token *cfg_lex(file)</text:h>
      <text:p text:style-name="P69">Returns the head of the linked list token stream.</text:p>
      <text:h text:style-name="P114" text:outline-level="5">file – Open file pointer to lex</text:h>
      <text:h text:style-name="P120" text:outline-level="6">FILE *</text:h>
      <text:p text:style-name="P71"/>
      <text:h text:style-name="P104" text:outline-level="4">int read_config()</text:h>
      <text:p text:style-name="P75">Reads the configuration file located at “/home/$USER/.config/assembled/config.cfg”.</text:p>
      <text:p text:style-name="P75">Returns the number of extraneous lines – lines with errors – it encountered.</text:p>
      <text:h text:style-name="P96" text:outline-level="3"><text:span text:style-name="T44">4.1.2 </text:span>functions.c</text:h>
      <text:p text:style-name="P49"><text:span text:style-name="T4">functions.c</text:span> contains the implementation of a hashmap of functions and the functions themselves. </text:p>
      <text:p text:style-name="P49"/>
      <text:h text:style-name="P96" text:outline-level="3"><text:span text:style-name="T44">4.1.3 </text:span>keyboard.c</text:h>
      <text:p text:style-name="P54">Contains a series of functions used for submitting and interpreting key presses, as well as a function to set up, <text:span text:style-name="T35">configure,</text:span> the key layers which are used to interpret each key press.</text:p>
      <text:h text:style-name="P105" text:outline-level="4"><text:span text:style-name="T44">4.1.3.1 </text:span>Run-time</text:h>
      <text:p text:style-name="P53">When a key is pressed, the <text:span text:style-name="T4">key</text:span><text:span text:style-name="T12"> function is called. This function pushes </text:span><text:span text:style-name="T13">the</text:span><text:span text:style-name="T12"> key to the key stack, advances the key stack pointer, and tries to collapse the stack.</text:span></text:p>
      <text:p text:style-name="P53"><text:span text:style-name="T12">Collapsing the stack is done through the </text:span><text:span text:style-name="T4">collapse_stack </text:span><text:span text:style-name="T12">function. Which will iterate from the bottom of the stack to the top, </text:span><text:span text:style-name="T14">indexing each element with the letter </text:span><text:span text:style-name="T6">i</text:span><text:span text:style-name="T12">. It will use the current value it observes a</text:span><text:span text:style-name="T14">t</text:span><text:span text:style-name="T6"> i</text:span><text:span text:style-name="T14"> as</text:span><text:span text:style-name="T4"> </text:span><text:span text:style-name="T12">the </text:span><text:span text:style-name="T14">index</text:span><text:span text:style-name="T12"> into the function array member of the current key layer.</text:span></text:p>
      <text:p text:style-name="P29">If the function pointer that is retrieved is NULL, the stack pointer is reset and interpretation is stopped.</text:p>
      <text:p text:style-name="P55"><text:span text:style-name="T12">If the function pointer that is retrieved is equivalent to </text:span><text:span text:style-name="T4">layer_down </text:span><text:span text:style-name="T12">then the current key layer will be swapped to the next, and the loop will be put onto its next cycle.</text:span></text:p>
      <text:p text:style-name="P53"><text:span text:style-name="T12">Finally, if the loop has found a function which is non-NULL and a </text:span><text:span text:style-name="T15">non-</text:span><text:span text:style-name="T4">layer_down </text:span><text:span text:style-name="T12">then it will jump to that functio</text:span><text:span text:style-name="T15">n.</text:span><text:span text:style-name="T12"> Reseting the key stack pointer just before leaving the </text:span><text:span text:style-name="T4">collapse_stack</text:span><text:span text:style-name="T12"> function.</text:span></text:p>
      <text:p text:style-name="P30"/>
      <text:p text:style-name="Text_20_body"/>
      <text:h text:style-name="P105" text:outline-level="4"><text:span text:style-name="T44">4.1.3.2 </text:span>Configuration</text:h>
      <text:p text:style-name="P10">keyboard.c <text:span text:style-name="T12">is configured through the use of the </text:span><text:span text:style-name="T43">configure_keyboard</text:span><text:span text:style-name="T16"> function. As described abov</text:span><text:span text:style-name="T17">e by section 4.1.1, </text:span><text:span text:style-name="T46">configure_keyboard</text:span><text:span text:style-name="T17"> function receives a </text:span><text:span text:style-name="T46">struct cfg_token *</text:span><text:span text:style-name="T17"> and returns one.</text:span></text:p>
      <text:p text:style-name="P11"><text:span text:style-name="T12">The functions starts by checking that the token it has received has a type of KEY </text:span><text:span text:style-name="T18">and a value of </text:span><text:span text:style-name="T19">LOOKUP_KEYSEQ. If this test passses, it moves onto the next token. This token must have a type of STR. This is the function name, and the value of the token is hashed and converted to an index.</text:span></text:p>
      <text:p text:style-name="P33">The next token must be of type COL.</text:p>
      <text:p text:style-name="P12"><text:span text:style-name="T12">Next is a series of integers </text:span><text:span text:style-name="T20">which correspond to the key sequence that should be inputted to call the function specified earlier. This series is scanned through until a non-INT or a non-COM token is reached.</text:span></text:p>
      <text:p text:style-name="P13"><text:span text:style-name="T20">E</text:span><text:span text:style-name="T12">ach INT token represents an index into the </text:span>function<text:span text:style-name="T12"> array, which contains 256 function pointers. </text:span><text:span text:style-name="T22">If the current token is not the last, then the function pointer will be equivalent to the </text:span><text:span text:style-name="T49"><text:s/>layer_down</text:span> <text:span text:style-name="T22">function. When the last token is reached, the pointer will be set to the selected function.</text:span></text:p>
      <text:p text:style-name="P36"/>
      <text:p text:style-name="P34"/>
      <text:h text:style-name="P105" text:outline-level="4">void key(c)</text:h>
      <text:p text:style-name="P52">Push the given character, c, to the key stack.</text:p>
      <text:h text:style-name="Heading_20_5" text:outline-level="5">c – Character to push to the key stack</text:h>
      <text:h text:style-name="Heading_20_6" text:outline-level="6">char</text:h>
      <text:p text:style-name="P50"/>
      <text:h text:style-name="P105" text:outline-level="4"><text:span text:style-name="T51">struct cfg_token *configure</text:span>_keyboard(<text:span text:style-name="T51">token</text:span>)</text:h>
      <text:p text:style-name="P76">Interpret the given list of tokens.</text:p>
      <text:h text:style-name="Heading_20_5" text:outline-level="5"><text:span text:style-name="T51">token</text:span> – <text:span text:style-name="T54">Head node of the current argument column</text:span> </text:h>
      <text:h text:style-name="Heading_20_6" text:outline-level="6"><text:span text:style-name="T51">struct cfg_token</text:span> *</text:h>
      <text:p text:style-name="P47"/>
      <text:h text:style-name="P96" text:outline-level="3"><text:span text:style-name="T61">4.1.4 </text:span>editor.c</text:h>
      <text:p text:style-name="P14">editor.c<text:span text:style-name="T12"> manages </text:span>text_files<text:span text:style-name="T12">. </text:span>text_files<text:span text:style-name="T12"> are the internal representation of an input file. They are structured as such:</text:span></text:p>
      <text:p text:style-name="P39"><text:tab/>char *name;</text:p>
      <text:p text:style-name="P39"><text:tab/>FILE *file;</text:p>
      <text:p text:style-name="P39"><text:tab/>int load_offset;</text:p>
      <text:p text:style-name="P39"><text:tab/>int cy;</text:p>
      <text:p text:style-name="P39"><text:tab/>struct text_buffer **buffers;</text:p>
      <text:p text:style-name="P39"><text:tab/>struct text_buffer *active_buffer;</text:p>
      <text:p text:style-name="P39"><text:tab/>int active_buffer_idx;</text:p>
      <text:p text:style-name="P14">name<text:span text:style-name="T12"> is the path to the loaded file.</text:span></text:p>
      <text:p text:style-name="P14">file<text:span text:style-name="T12"> is the pointer to the loaded file.</text:span></text:p>
      <text:p text:style-name="P14">load_offset<text:span text:style-name="T12"> is the offset from the beginning of the file at which the first line in the first buffer starts.</text:span></text:p>
      <text:p text:style-name="P14">cy<text:span text:style-name="T12"> is the current position of the cursor </text:span><text:span text:style-name="T25">on the y-axis.</text:span></text:p>
      <text:p text:style-name="P15">buffers<text:span text:style-name="T12"> is a list of pointers pointing to each buffer.</text:span></text:p>
      <text:p text:style-name="P15">active_buffer <text:span text:style-name="T12">is a pointer to the buffer which the user is currently on.</text:span></text:p>
      <text:p text:style-name="P15">active_buffer_idx<text:span text:style-name="T12"> is an index within </text:span>buffers<text:span text:style-name="T12"> denoting the buffer the user is currently on.</text:span></text:p>
      <text:p text:style-name="P40"/>
      <text:p text:style-name="P43">Buffers can also be thought of as the columns.</text:p>
      <text:p text:style-name="P43"/>
      <text:p text:style-name="P18"><text:span text:style-name="T12">Columns are described by the following </text:span><text:span text:style-name="T59">column_descriptor</text:span><text:span text:style-name="T26"> </text:span><text:span text:style-name="T12">structure:</text:span></text:p>
      <text:p text:style-name="P44"><text:tab/>int column_count;</text:p>
      <text:p text:style-name="P44"><text:tab/>int *column_posistions;</text:p>
      <text:p text:style-name="P44"><text:tab/>int delimiter;</text:p>
      <text:p text:style-name="P18">column_count<text:span text:style-name="T12"> represents the number of integers within </text:span>column_positions<text:span text:style-name="T12">.</text:span></text:p>
      <text:p text:style-name="P18">column_posistions <text:span text:style-name="T12">holds the list of starting positions for each column going left to right.</text:span></text:p>
      <text:p text:style-name="P18">delimiter<text:span text:style-name="T12"> is the character by which a column boundary is indicated.</text:span></text:p>
      <text:p text:style-name="P44"/>
      <text:p text:style-name="P19"><text:span text:style-name="T12">There are a total of 32 column descriptor</text:span><text:span text:style-name="T27">s, giving the user 32 different column layouts.</text:span></text:p>
      <text:h text:style-name="P106" text:outline-level="4">4.1.4.1 <text:span text:style-name="T4">Configuration</text:span></text:h>
      <text:p text:style-name="P38">The <text:span text:style-name="T4">editor.c</text:span> file is also responsible for reading in the columns specified in the configuration file. The command to configure columns is “columns” and there are two arguments:</text:p>
      <text:list text:style-name="L5">
        <text:list-item>
          <text:p text:style-name="P143">define:[<text:span text:style-name="T4">columns</text:span>]:<text:span text:style-name="T4">delimiter</text:span>:<text:span text:style-name="T4">posistion</text:span></text:p>
          <text:list>
            <text:list-item>
              <text:p text:style-name="P146">columns<text:span text:style-name="T12"> is a list of integers separated </text:span></text:p>
            </text:list-item>
          </text:list>
        </text:list-item>
      </text:list>
      <text:h text:style-name="P105" text:outline-level="4">struct text_file *load_file(name)</text:h>
      <text:p text:style-name="P81">This function initializes a <text:span text:style-name="T4">text_file</text:span><text:span text:style-name="T12"> structure with the contents of the given file.</text:span></text:p>
      <text:h text:style-name="Heading_20_5" text:outline-level="5">name – The absolute path to the file</text:h>
      <text:h text:style-name="Heading_20_6" text:outline-level="6">char *</text:h>
      <text:h text:style-name="P105" text:outline-level="4"><text:span text:style-name="T60">v</text:span>oid save_file(file)</text:h>
      <text:p text:style-name="P80">This function writes the file. It from the first to last buffer, writing the current line of the buffer. Inbetween every buffer the current column descriptor’s delimiter is inserted.</text:p>
      <text:h text:style-name="Heading_20_5" text:outline-level="5">file – The text file to save</text:h>
      <text:h text:style-name="Heading_20_6" text:outline-level="6">struct text_file *</text:h>
      <text:p text:style-name="P152"/>
      <text:h text:style-name="P112" text:outline-level="4"><text:span text:style-name="T60">v</text:span>oid save<text:span text:style-name="T67">_all</text:span>_file<text:span text:style-name="T67">s</text:span>()</text:h>
      <text:p text:style-name="P153">Save all open files.</text:p>
      <text:h text:style-name="P105" text:outline-level="4">void destroy_file(file)</text:h>
      <text:p text:style-name="P80">This function frees the memory occupied by a given text file.</text:p>
      <text:h text:style-name="Heading_20_5" text:outline-level="5">file – The text file to destroy</text:h>
      <text:h text:style-name="Heading_20_6" text:outline-level="6">struct text_file *</text:h>
      <text:h text:style-name="P111" text:outline-level="4">void destroy<text:span text:style-name="T66">_all</text:span>_file<text:span text:style-name="T66">s</text:span>()</text:h>
      <text:p text:style-name="P151">Destroy all open files.</text:p>
      <text:h text:style-name="P96" text:outline-level="3"><text:span text:style-name="T62">4.1.5 </text:span>buffer.c</text:h>
      <text:p text:style-name="P16">buffer.c <text:span text:style-name="T12">is responsible for managing everything relating </text:span><text:span text:style-name="T28">to the active text file’s active text buffer. Depending on the input from the keyboard, it will either insert a character, insert a new line, delete a character, or delete a line.</text:span></text:p>
      <text:p text:style-name="P42"/>
      <text:p text:style-name="P17"><text:span text:style-name="T12">There are two structures buffers use: </text:span>text_buffer<text:span text:style-name="T12"> and </text:span>line_list_element<text:span text:style-name="T12">.</text:span></text:p>
      <text:p text:style-name="P17">text_buffer<text:span text:style-name="T12"> structures describe the actual buffer itself, and their constitution is as follows:</text:span></text:p>
      <text:p text:style-name="P41"><text:tab/>int cx;</text:p>
      <text:p text:style-name="P41"><text:tab/>int col_start;</text:p>
      <text:p text:style-name="P41"><text:tab/>int col_end;</text:p>
      <text:p text:style-name="P41"><text:tab/>struct line_list_element *head;</text:p>
      <text:p text:style-name="P41"><text:tab/>struct line_list_element *current;</text:p>
      <text:p text:style-name="P20">cx <text:span text:style-name="T12">is the cursor’s position on the x-axis in the buffer. </text:span>col_start <text:span text:style-name="T12">and </text:span>col_end<text:span text:style-name="T12"> define the boundaries of the buffer. </text:span>head<text:span text:style-name="T12"> points to the first line in the buffer, and </text:span>current<text:span text:style-name="T12"> points to the current element.</text:span></text:p>
      <text:p text:style-name="P20">line_list_element <text:span text:style-name="T12">is constituted as such:</text:span></text:p>
      <text:p text:style-name="P45"><text:tab/>char *contents;</text:p>
      <text:p text:style-name="P45"><text:tab/>struct line_list_element *next;</text:p>
      <text:p text:style-name="P45"><text:tab/>struct line_list_element *prev;</text:p>
      <text:p text:style-name="P20">contents <text:span text:style-name="T12">is the string containing a single line of the loaded file (excluding the new line character ‘\n’). </text:span>next <text:span text:style-name="T12">and </text:span>prev<text:span text:style-name="T12"> point the the next and previous elements within the linked list respectively.</text:span></text:p>
      <text:h text:style-name="P107" text:outline-level="4">struct text_buffer *new_buffer(col_start, col_end)</text:h>
      <text:p text:style-name="P82">Returns a pointer to a newly initialized buffer.</text:p>
      <text:h text:style-name="P115" text:outline-level="5">col_start – The column at which this buffer starts</text:h>
      <text:h text:style-name="P121" text:outline-level="6">Int</text:h>
      <text:p text:style-name="P82">This value must always be positive.</text:p>
      <text:h text:style-name="P115" text:outline-level="5">col_end – The column at which this buffer ends</text:h>
      <text:h text:style-name="P121" text:outline-level="6">Int</text:h>
      <text:p text:style-name="P82">This value may be negative one, which represents the maximum x coordinate.</text:p>
      <text:p text:style-name="P82"/>
      <text:h text:style-name="P107" text:outline-level="4">void destroy_buffer(buffer);</text:h>
      <text:p text:style-name="P82">Frees the given buffer and its members.</text:p>
      <text:h text:style-name="P115" text:outline-level="5">buffer – The buffer to destroy</text:h>
      <text:h text:style-name="P121" text:outline-level="6">struct text_buffer *</text:h>
      <text:p text:style-name="P83"/>
      <text:h text:style-name="P107" text:outline-level="4">void buffer_char_insert(char c);</text:h>
      <text:p text:style-name="P82">In the active text file’s active buffer, place this character at cy and cx.</text:p>
      <text:h text:style-name="P115" text:outline-level="5">c – The character to place into the buffer</text:h>
      <text:h text:style-name="P121" text:outline-level="6"><text:span text:style-name="T63">ch</text:span>ar</text:h>
      <text:p text:style-name="P83"/>
      <text:h text:style-name="P107" text:outline-level="4" text:is-list-header="true">void buffer_char_del();</text:h>
      <text:p text:style-name="P82">In the active text file’s active text buffer remove a character at cy and cx.</text:p>
      <text:p text:style-name="P83"/>
      <text:h text:style-name="P108" text:outline-level="4">void buffer_<text:span text:style-name="T64">move_ln_up</text:span>();</text:h>
      <text:p text:style-name="P149">In the active buffer, move the current line which the user is on – or selected lines if there are any – up.</text:p>
      <text:p text:style-name="P149">As of 1/12/2023, moving selected lines is not yet implemented.</text:p>
      <text:h text:style-name="P116" text:outline-level="5" text:is-list-header="true"/>
      <text:p text:style-name="P148"/>
      <text:h text:style-name="P108" text:outline-level="4">void buffer_<text:span text:style-name="T65">move_ln_down</text:span>();</text:h>
      <text:p text:style-name="P150">In the active buffer, move the current line which the user is on – or selected lines if there are any – <text:span text:style-name="T65">down</text:span>.</text:p>
      <text:p text:style-name="P150">As of 1/12/2023, moving selected lines is not yet implemented.</text:p>
      <text:p text:style-name="P148"/>
      <text:h text:style-name="P94" text:outline-level="2"><text:span text:style-name="T45">4.2 </text:span>Interface Half</text:h>
      <text:p text:style-name="P6">The interface manages all possible screens which can be displayed to the user at any time.</text:p>
      <text:p text:style-name="P9">interface/<text:span text:style-name="T12">i</text:span>nterface.c <text:span text:style-name="T12">contains two functions: register_screen and switch_to_screen.</text:span></text:p>
      <text:p text:style-name="P24"/>
      <text:p text:style-name="P26">Screens should have a <text:span text:style-name="T4">register_</text:span>screen-name function which registers them into the hashmap. Functions <text:span text:style-name="T4">render</text:span>, <text:span text:style-name="T4">update</text:span>, and <text:span text:style-name="T4">local</text:span> should all be static and not defined in the screen’s header.</text:p>
      <text:p text:style-name="P27"/>
      <text:p text:style-name="Text_20_body"/>
      <text:h text:style-name="P98" text:outline-level="3" text:is-list-header="true">4.2.1 interface.c</text:h>
      <text:p text:style-name="P77"/>
      <text:h text:style-name="P105" text:outline-level="4"><text:span text:style-name="T31">int </text:span>register_screen(name, render, update, local)</text:h>
      <text:p text:style-name="P1">Calculates the index of the screen within the <text:span text:style-name="T4">screens</text:span> hashmap, and sets the attributes of the screen structure at that index to the given arguments.</text:p>
      <text:p text:style-name="P22">Returns the index of the screen <text:span text:style-name="T32">in the</text:span> hashmap.</text:p>
      <text:h text:style-name="Heading_20_5" text:outline-level="5">name – The name of the screen, used as the key within the hashmap of screens</text:h>
      <text:h text:style-name="Heading_20_6" text:outline-level="6">char *</text:h>
      <text:h text:style-name="Heading_20_5" text:outline-level="5">render – A function pointer to the code which renders the screen to the TUI</text:h>
      <text:h text:style-name="Heading_20_6" text:outline-level="6">void (*)(struct render_context *)</text:h>
      <text:h text:style-name="Heading_20_5" text:outline-level="5">update – A function pointer to the code which updates the screen</text:h>
      <text:h text:style-name="Heading_20_6" text:outline-level="6">void (*)(struct render_context *)</text:h>
      <text:h text:style-name="Heading_20_5" text:outline-level="5">local – A function pointer for handling special cases</text:h>
      <text:h text:style-name="Heading_20_6" text:outline-level="6">void (*)()</text:h>
      <text:p text:style-name="Text_20_body">Special cases occur for events like navigation keys. <text:span text:style-name="T30">When a key mapped to a function such as “up” is pressed, the “up” function is called. This function is then told to call into the local handler of the currently active screen with the code LOCAL_ARROW_UP.</text:span></text:p>
      <text:p text:style-name="P21"/>
      <text:p text:style-name="Text_20_body"/>
      <text:h text:style-name="P105" text:outline-level="4"><text:span text:style-name="T32">int </text:span><text:span text:style-name="T31">switch_to_screen</text:span>(name)</text:h>
      <text:p text:style-name="P1">Switches the <text:span text:style-name="T4">active_screen </text:span><text:span text:style-name="T12">pointer to point to the specified screen.</text:span></text:p>
      <text:p text:style-name="P25">Returns the indedx of the screen in the hashmap.</text:p>
      <text:h text:style-name="Heading_20_5" text:outline-level="5">name – The name of the screen to switch to</text:h>
      <text:h text:style-name="Heading_20_6" text:outline-level="6"><text:span text:style-name="T52">c</text:span>har *</text:h>
      <text:p text:style-name="Text_20_body"/>
      <text:h text:style-name="P99" text:outline-level="3">4.2.2 themes.c</text:h>
      <text:p text:style-name="P68">This file <text:span text:style-name="T53">manages the initialization of colors.</text:span></text:p>
      <text:p text:style-name="P68"/>
      <text:h text:style-name="P109" text:outline-level="4">static void read_theme(file)</text:h>
      <text:p text:style-name="P72">Lexes the theme file using the <text:span text:style-name="T4">cfg_lex</text:span> function.</text:p>
      <text:p text:style-name="P72">Populates <text:span text:style-name="T4">custom_colors</text:span><text:span text:style-name="T12"> table.</text:span></text:p>
      <text:h text:style-name="P117" text:outline-level="5">file – Open file to lex</text:h>
      <text:h text:style-name="P122" text:outline-level="6">FILE *</text:h>
      <text:p text:style-name="P78"/>
      <text:h text:style-name="P110" text:outline-level="4">void register_custom_colors()</text:h>
      <text:p text:style-name="P70">This function is invoked by <text:span text:style-name="T4">init_ncurses</text:span><text:span text:style-name="T12"> in main.c to register all custom colors with ncurses.</text:span></text:p>
      <text:p text:style-name="P37"/>
      <text:h text:style-name="P110" text:outline-level="4">struct cfg_token *configure_theme(token)</text:h>
      <text:h text:style-name="P118" text:outline-level="5">token - <text:s/>Head node of the current argument column</text:h>
      <text:h text:style-name="P123" text:outline-level="6">struct cfg_token *</text:h>
      <text:p text:style-name="P79"/>
      <text:h text:style-name="P88" text:outline-level="1">5 Code Style</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CA"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_20_" style:display-name="Heading 2 " style:family="paragraph" style:parent-style-name="Text_20_body"/>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 style:display-name="Heading " style:family="paragraph" style:parent-style-name="Heading_20_5" style:default-outline-level="" style:list-style-name="">
      <style:text-properties officeooo:rsid="007f8b8f"/>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10:46:48.332428619</meta:creation-date>
    <dc:date>2023-12-01T18:18:44.261747806</dc:date>
    <meta:editing-duration>PT7H7M39S</meta:editing-duration>
    <meta:editing-cycles>126</meta:editing-cycles>
    <meta:generator>LibreOffice/7.5.8.2$Linux_X86_64 LibreOffice_project/50$Build-2</meta:generator>
    <meta:document-statistic meta:table-count="2" meta:image-count="0" meta:object-count="0" meta:page-count="54" meta:paragraph-count="358" meta:word-count="2637" meta:character-count="16375" meta:non-whitespace-character-count="14108"/>
  </office:meta>
</office:document-meta>
</file>